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梁裕康 | 2007.02.28 05:01 | </text:span><text:span text:style-name="T2">#</text:span></text:p>
      <text:p text:style-name="P2"><text:span text:style-name="T1">陳兄，</text:span></text:p>
      <text:p text:style-name="P2"><text:span text:style-name="T1">雷公為何不斷打雷，事屬大自然我不理解。但是父母為何嘮叨，我想或多或少是出於對子女的愛，就像我媽只會唸我不會唸隔壁小孩一樣。</text:span></text:p>
      <text:p text:style-name="P2"><text:span text:style-name="T1">就這個意義而言，我覺得民進黨應該頒個「最愛台灣獎」給你。（咦！這樣說會不會太侮辱你了，哈哈！！）</text:span></text:p>
      <text:p text:style-name="P2"><text:span text:style-name="T1">也祝董事長新年一切如意。</text:span></text:p>
      <text:p text:style-name="P1"><text:span text:style-name="T1">陳真 | 2007.02.27 15:05 | </text:span><text:span text:style-name="T2">#</text:span></text:p>
      <text:p text:style-name="P3"><text:span text:style-name="T1">把人當人看</text:span></text:p>
      <text:p text:style-name="P3"><text:span text:style-name="T1">陳真 2007. 2. 25</text:span></text:p>
      <text:p text:style-name="P3"><text:span text:style-name="T1">去國懷鄉，返鄉卻如異鄉；家鄉依然親切，依然陌生。八卦充斥，新聞節目保證沒有新聞，二十四小時連播探討郭台銘林志玲舞步衣著髮型，究竟踩到美女右腳或左腳，記者帶你來看看；至於馬路，兇狠如黑道，車子永遠比人大；人們對你身材尺寸的興趣顯然遠高於公眾利益。「頭髮為何不染黑？」「為啥不美白？」西方人不曾對我如此「關心」。「你是醫生？」接下來肯定是表揚你屬高薪階級；彷彿你跟他圖謀同一人生目標，有著同樣美學品味。「瞎密？你不知誰是蔡依林？難道你只會唸書不喜歡音樂？」「天啊你沒去過KTV？生活不會太乏味嗎？」眾人吃喝場面更宛如選舉造勢綜藝節目翻版，人們逼你當小丑，只差沒叫你穿白雪公主裝跳芭蕾。各種侵略性言行，讓人飽受驚嚇。</text:span></text:p>
      <text:p text:style-name="P3"><text:span text:style-name="T1">洋社會永遠是別人的家，但他們當我是個「人」，凡屬私人領域，凡我所應得或個人品味，人們不敢造次，即便英皇老子也無此斗膽，因為在做為人這一點上，你我並無兩樣。但同胞卻不把我當人看；他們只在乎你的身份，據此決定權利福祉。官大錶準，身份不但影響權益，也影響是非。所謂「大人物」生了病，群醫殷勤出動，只差沒像古人親嘗糞便診療；但社經低下者卻往往得不到基本尊重與處置，特別是那些失去自主意識無法為己發言者。在這樣一種不平等社會中，被捧者別得意，因為捧不過是貶的同義詞；人們並非真心敬重你做為一個人，而只是抬舉你的身份權勢。</text:span></text:p>
      <text:p text:style-name="P3"><text:span text:style-name="T1">我因公返英數日，昨天在圖書館遇見沈恩教授﹙Amartya Sen﹚﹙劍橋三一學院院長，諾貝爾經濟學獎得主﹚。當時我抱著一堆期刊送交櫃台小姐審查，她表示對此業務不熟，要求等十分鐘再由資深館員決定。Sen排我後面，對方同樣請他等十分鐘。十分鐘後館員仍未出現，那小姐見我臉上出現三條線，接過期刊反覆翻閱後說應可影印，但Sen仍被要求繼續等候。一直到閉館前半小時Sen才獲准影印，進到影印室卻無空位，而我也沒讓他先印，於是Sen只好一直等到閉館才失望離去。我知道這沒什麼，我絕不是要表揚他親民愛民什麼的，那同樣是一種封建思維；可當他離去時，看著背影，我心裏卻起了一陣激動。</text:span></text:p>
      <text:p text:style-name="P3"><text:span text:style-name="T1">返國前我用沈從文的話「勉勵」自己：「夾著尾巴做人。」台灣人不明亮喜歡來陰的，不好惹，凡事應視若無睹低調噤聲以策安全。但胡適有句話說：「曾經是山裏的小孩，便永遠是山裏的小孩，他很難學會匍匐前進。」對家鄉人事我無膽冒犯指責，但沈恩這一幕，對西方人微不足道，對我們來說卻像個美麗的夢不是嗎？一個社會除了平等地把人當人看，難道還會有什麼更崇高的夢想？<text:line-break/></text:span></text:p>
      <text:p text:style-name="P1"><text:span text:style-name="T1">陳真 | 2007.02.27 13:23 | </text:span><text:span text:style-name="T2">#</text:span></text:p>
      <text:p text:style-name="P2"><text:span text:style-name="T1">偉煜,有部電影叫 "飲者傳奇",片尾說,"願天下飲者都能有個美好的死". 我滴酒不沾,但卻飲點別的,與酒無異,同樣欲罷不能,願意醉死其中. 只能說,希望你原諒所有像我這樣一種飲者的吹毛求 "癡".</text:span></text:p>
      <text:p text:style-name="P2"><text:span text:style-name="T1">我相信你相信你相信我,但相信跟理解畢竟兩回事. 而我更想説的是,我不會公開或私下說我相信我爸媽,有人若反覆這麼拍胸脯保證說他相信他爹娘,人們會懷疑他跟他爹娘之間的信任與感情.</text:span></text:p>
      <text:p text:style-name="P2"><text:span text:style-name="T1">無可言喻的東西越說只是越傷害. 如果有人要表揚我,那就表揚在自己的心中就好.</text:span></text:p>
      <text:p text:style-name="P2"><text:span text:style-name="T1">基督徒總是讓人起疑,因為他們喊了太多耶穌.如果有一天,他願意離開教會,淪落人間不再講道,我反倒會相信他是個基督徒.</text:span></text:p>
      <text:p text:style-name="P1"><text:span text:style-name="T1">陳真 | 2007.02.27 13:06 | </text:span><text:span text:style-name="T2">#</text:span></text:p>
      <text:p text:style-name="P3"><text:span text:style-name="T1">裕康,我的email暫時還沒變,仍是 hc228@cam.ac.uk<text:line-break/>謝謝你的邀請,嗯,見面當然會有機會的.</text:span></text:p>
      <text:p text:style-name="P3"><text:span text:style-name="T1">有些事就跟打雷下雨一樣,雷公今天打過下過,明天再打再下並不需要耐心;小娃兒出門,爹娘叮嚀不會只叮嚀一遍. 一個人的心如果為了點什麼所癡,他就根本不知道什麼是耐心而是欲罷不能了.</text:span></text:p>
      <text:p text:style-name="P3"><text:span text:style-name="T1">李丹最近送我幾本目前被中共軟禁禁止赴美領取人權獎的高耀潔醫師寫的 "中國愛滋病調查",為了日子好過一些,我一時並不打算閱讀,但只翻開了第一頁,書內首頁寫著這麼一段對白.</text:span></text:p>
      <text:p text:style-name="P3"><text:span text:style-name="T1">記者問: 高醫師,妳覺得自己是個英雄嗎?<text:line-break/>高醫師說: 不是,我只是個犧牲者.<text:line-break/>記者問:你覺得自己跟別人有什麼不同嗎?<text:line-break/>高說: 當大家都說好時,我總覺得不好.<text:line-break/>記者: 為什麼會這樣呢?<text:line-break/>高: 因為我不想說假話.<text:line-break/>記者: 那會帶給妳什麼後果呢?<text:line-break/>高: 後果並不好,這使我的家人得到不公平的待遇.<text:line-break/>記者:那妳為什麼還要這麼做呢?<text:line-break/>高: 因為我欲罷不能.<text:line-break/></text:span></text:p>
      <text:p text:style-name="P1"><text:span text:style-name="T1">陳真 | 2007.02.27 12:48 | </text:span><text:span text:style-name="T2">#</text:span></text:p>
      <text:p text:style-name="P2"><text:span text:style-name="T1">巴勒網閒人一堆,沒有人手不足啊.</text:span></text:p>
      <text:p text:style-name="P1"><text:span text:style-name="T1">qegg | 2007.02.26 14:07 | </text:span><text:span text:style-name="T2">#</text:span></text:p>
      <text:p text:style-name="P3"><text:span text:style-name="T1">剛剛在餐廳吃飯時正好在轉播奧斯卡，短片類得獎的是一個中國的記錄片「穎州的孩子」(The blood of Yingzhou distric)。這是一支由阜愛協會(http://www.faaids.com/)製作的片子，阜愛協會就是前陣子聯合報報導過女富商救助愛滋孤兒的那個"女富商"張穎成立的組織。</text:span></text:p>
      <text:p text:style-name="P3"><text:span text:style-name="T1">我去年底在紐約看過這部片子。當時是和另一部紀錄非洲愛滋病的短片"The Bicycle"連在一塊播放。The Bicycle裡面記錄了一個草根義工騎著腳踏車到各個村落裡去宣導愛滋病相關的醫療常識，適當的時候腳踏車也會變成救護車。當地有一個愛滋診所，病人們都接受ARV(不知道有沒有記錯)療法。持續接受治療的病人，不但看起來健康，也有體力正常工作。整個片子給人充滿希望的感覺。</text:span></text:p>
      <text:p text:style-name="P3"><text:span text:style-name="T1">當螢幕轉到「穎州的孩子」時，整個氣氛都沉了下來。不一會兒，戲院裡到處都是啜泣聲。真的很可憐。裡面有個三歲的男孩，爸媽都死於輸血感染。他的奶奶因為突來的變故而發瘋了。他唯一的叔叔，因為這男孩的疾病，把他當瘟神一樣對待。男孩跟他失智的奶奶就跟雞和豬住在一塊兒，吃一些像餿水一樣的東西。就這樣，他的叔叔覺得把他養起來已經是盡了他最大的責任了，而且還很擔心這姪子會跟他自己的小孩有接觸。</text:span></text:p>
      <text:p text:style-name="P3"><text:span text:style-name="T1">http://ent.people.com.cn/mediafile/200702/24/F200702241400462672091460.jpg</text:span></text:p>
      <text:p text:style-name="P3"><text:span text:style-name="T1">這小男孩受到環境中的敵意，不但不會說話，而且還有暴力傾向。在阜愛的協助下，他被接到寄養家庭。他的養父母都對他很好，不到幾個月，小男孩不但會開口說話，而且還常常笑嘻嘻的...</text:span></text:p>
      <text:p text:style-name="P3"><text:span text:style-name="T1">至於後來如何，我還是不說了。這片得了奧斯卡，不久以後應該很容易看得到。大家自己去看吧！</text:span></text:p>
      <text:p text:style-name="P1"><text:span text:style-name="T1">陳真 | 2007.02.26 00:24 | </text:span><text:span text:style-name="T2">#</text:span></text:p>
      <text:p text:style-name="P2"><text:span text:style-name="T1">有人需要催吐劑嗎? here it is</text:span></text:p>
      <text:p text:style-name="P2"><text:span text:style-name="T1">http://www.books.com.tw/exep/prod/booksfile.php?item=0010354515</text:span></text:p>
      <text:p text:style-name="P2"><text:span text:style-name="T1">真不敢相信我的眼睛...</text:span></text:p>
      <text:p text:style-name="P2"><text:span text:style-name="T1">台灣這個社會真是很病態,很敢,劣幣逐良幣.</text:span></text:p>
      <text:p text:style-name="P1"><text:span text:style-name="T1">仔仔 | 2007.02.24 19:25 | </text:span><text:span text:style-name="T2">#</text:span></text:p>
      <text:p text:style-name="P3"><text:span text:style-name="T1">有一個問題，那就是什麼是「轉載他人的文章」？是有在文章裡標示（感謝本文作者同意轉載） 的文章嗎？<text:line-break/>還有，本網站的聯絡信箱是pal.letters@GMail.com嗎？g和m要大寫吧。因為你們在本網站所標示的電子郵件有個小問題，到目前為止我沒看到有哪個電子郵件符號是彩色的，再來那GMail的M比g小，為何會這樣？<text:line-break/>最後我從留言版上看到你們最近巴勒網好像人手不足，這樣好了我建議你們去找天主教會或伊斯蘭教組織的人試試看，我想它們應該會樂意幫忙。<text:line-break/></text:span></text:p>
      <text:p text:style-name="P1"><text:span text:style-name="T1">怡靜 | 2007.02.24 09:40 | </text:span><text:span text:style-name="T2">#</text:span></text:p>
      <text:p text:style-name="P2"><text:span text:style-name="T1">關於轉貼本站文章，請先參考"關於本站"的說明。原則上只要註明文章出處、作者，不更改內容，不用於商業用途均可轉貼，但並不是本站每篇文章都可以轉貼，如歸類在"其他"分類下的文章，我們轉載他人的文章（我們只徵得原作者同意供我們轉載，並無法授權給他人轉載），以及站上的圖片等請勿轉載。</text:span></text:p>
      <text:p text:style-name="P1"><text:span text:style-name="T1">仔仔 | 2007.02.23 23:37 | </text:span><text:span text:style-name="T2">#</text:span></text:p>
      <text:p text:style-name="P3"><text:span text:style-name="T1">最近我在奇摩網站上設了屬於自己的部落格，我想把巴勒網上一些不錯的文章，貼在我的部落格上，請問這樣侵權嗎？<text:line-break/><text:line-break/></text:span></text:p>
      <text:p text:style-name="P1"><text:span text:style-name="T1">怡靜 | 2007.02.23 22:51 | </text:span><text:span text:style-name="T2">#</text:span></text:p>
      <text:p text:style-name="P2"><text:span text:style-name="T1">To 仔仔，<text:line-break/>你剛剛貼的那三篇關於信仰者集團的崛起及其對以色列社會的影響一文的後半部，我已經刪除，只保留你最原始貼出的第一篇。這裡是留言版的形式，所以像這麼長的論文，我會建議如果是很長的轉貼文章，網路上有連結請直接給連結的網址，因為留言版的格式，一篇文章被切成這麼多段，我想閱讀上十分不方便。<text:line-break/>我剛剛用google查找一下，馬上就找到了<text:line-break/>http://www.xslx.com/htm/gjzl/gjzs/2006-10-20-20610.htm<text:line-break/>（簡體中文）<text:line-break/>另外從google上也看到你自己弄得一個新聞剪貼簿，不也有轉貼這篇文章，而且已經轉換成繁體中文了。</text:span></text:p>
      <text:p text:style-name="P1"><text:span text:style-name="T1">梁裕康 | 2007.02.23 21:41 | </text:span><text:span text:style-name="T2">#</text:span></text:p>
      <text:p text:style-name="P3"><text:span text:style-name="T1">陳真兄好，</text:span></text:p>
      <text:p text:style-name="P3"><text:span text:style-name="T1">很久沒逛這個網站，今天才很驚訝地發現此處有留言版。</text:span></text:p>
      <text:p text:style-name="P3"><text:span text:style-name="T1">不過更吃驚的是，你竟然仍舊在網路上不斷地重複著好幾年前就做過的「澄清」。我真的覺得你是我遇過最有耐心的人。</text:span></text:p>
      <text:p text:style-name="P3"><text:span text:style-name="T1">如果有機會到台北，務必讓小弟盡點地主之誼。</text:span></text:p>
      <text:p text:style-name="P3"><text:span text:style-name="T1">（因為沒有你的聯絡方式，所以只好留言於此。若不恰當請逕刪除。冒犯之處也請見諒。）</text:span></text:p>
      <text:p text:style-name="P1"><text:span text:style-name="T1">偉煜 | 2007.02.17 09:00 | </text:span><text:span text:style-name="T2">#</text:span></text:p>
      <text:p text:style-name="P2"><text:span text:style-name="T1">阿真哥</text:span></text:p>
      <text:p text:style-name="P2"><text:span text:style-name="T1">話語不僅是有時窮盡的，而且是必然窮盡的。無論我如何強解，我也無法表達對你的敬意。無論我如何想用一切意義貧困的話語向你表達我與你同心、同感的意圖，這必然都會是一種笨拙。</text:span></text:p>
      <text:p text:style-name="P2"><text:span text:style-name="T1">我昨天又看了兩遍你上上則的留言，我突然瞭解，沒有任何基底緣由的突然瞭解。我早就該在說：「但是，我相信你」後，安然靜默了。信任無比美妙。就像一條陌生、無名的流浪狗向你投來一個眼神、一陣四肢的忙亂，你就願意為牠跳水救命那樣。我想，這種無聲、沒來由、不需知識強解的信任，比任何智慧話語還有更多蘊含。</text:span></text:p>
      <text:p text:style-name="P2"><text:span text:style-name="T1">也許，這才是我最想向你做的表達。</text:span></text:p>
      <text:p text:style-name="P2"><text:span text:style-name="T1">希望，我懂了。希望，我現在懂了。</text:span></text:p>
      <text:p text:style-name="P2"><text:span text:style-name="T1">我相信你。</text:span></text:p>
      <text:p text:style-name="P2"><text:span text:style-name="T1">在網路上，我無法對你投來眼神。此後，我的無聲靜默，即「代表」我相信你。</text:span></text:p>
      <text:p text:style-name="P2"><text:span text:style-name="T1">希望你相信我相信你。<text:line-break/></text:span></text:p>
      <text:p text:style-name="P1"><text:span text:style-name="T1">陳真 | 2007.02.17 03:21 | </text:span><text:span text:style-name="T2">#</text:span></text:p>
      <text:p text:style-name="P3"><text:span text:style-name="T1">學弟,你一直說詩,可在我看來,你的最大問題之一就在於缺乏詩意,缺乏一種對微妙人事物的理解能力,也因此,當我不幸成為你的 "上帝" 時,看你闡釋 "聖經",實在令我這個 "上帝" 痛苦不堪. 我必須否認你對我的話語以及對我這個人的一切闡釋,那比闡釋錯還可怕,而是毫無詩意可言.</text:span></text:p>
      <text:p text:style-name="P3"><text:span text:style-name="T1">不但沒有詩意,而且分析個不停,可你的分析能力其實並沒有比你的詩意更好,反倒八卦味很重,充滿無謂口舌與空洞修辭. 這並不特殊,一百個台灣人九十九個身上帶著八卦味,他們秉持一套自行研修的八卦邏輯,僵硬地套在各種人事物身上,然後說世界便是如此這般,引經據典,煞有介事.</text:span></text:p>
      <text:p text:style-name="P3"><text:span text:style-name="T1">你一直說詩,可你只是拿詩這個字眼當做一種抗拒認錯的藉口甚至進一步虛構自我境界的面紗. 不但不願面對問題,反倒以為藉著一個詩字就能上下其手. 詩字若這麼好用,誰不是詩人? 每次我開門離家,都得先左右張望一下,確定我家隔壁那些 "詩人" 沒堵在門口,有時情勢緊張,只差沒有蒙面逃走或由屋頂躍出街外,因為怕萬一被她們看到,她們就會把我團團圍住,跟我打聽或轉述各種讓我啞巴吃黃蓮的詩情畫意.</text:span></text:p>
      <text:p text:style-name="P3"><text:span text:style-name="T1">"你真孝順!" "不得了!成就真高!" "你爹有沒有好一點,他啊,真幸運有你這孝子..."</text:span></text:p>
      <text:p text:style-name="P3"><text:span text:style-name="T1">當你的 "上帝" 很無奈,就像明星遇到狗仔隊一樣,粗暴地公然指指點點,以一套八卦思維與僵化語言品頭論足,逼得對方得澄清個不停. 就算對一個敵人如此這般都嫌惡劣,更何況對一個朋友. 我們若真的尊敬或喜歡一個人,絕對不會對他分析個不停,甚至分析加扣帽,強加對方各種標籤.</text:span></text:p>
      <text:p text:style-name="P3"><text:span text:style-name="T1">即便是正面標籤仍是標籤,如果你連我厭惡標籤這一點都不了解或不願尊重,那麼,說我是你的上帝,其實只是拿我當你的墊腳石和取樂對象.</text:span></text:p>
      <text:p text:style-name="P3"><text:span text:style-name="T1">還有,你喜歡引經據典,這我不反對,但是,所謂引用必須引而用之,用在某個特定意義上,可你之引用方式卻能用於所有一切,這意味著它一點用也沒有.</text:span></text:p>
      <text:p text:style-name="P3"><text:span text:style-name="T1">事實上,你所要表達的各種想法並不微妙,甚至極其僵硬,比方說什麼反對對立啦第三種可能啦,這就跟充滿道德腔的台灣報紙社論或民意論壇文章一樣,哪需要扯到什麼矛盾律什麼亞里斯多德什麼科學哲學頭上. 此乃裝神弄鬼,虛構境界與身段.</text:span></text:p>
      <text:p text:style-name="P1"><text:span text:style-name="T1">偉煜 | 2007.02.16 13:49 | </text:span><text:span text:style-name="T2">#</text:span></text:p>
      <text:p text:style-name="P2"><text:span text:style-name="T1">阿真哥</text:span></text:p>
      <text:p text:style-name="P2"><text:span text:style-name="T1">除了知識的討論外，我毫無保留餘地接受你對我人格的種種指證和指正。每項批評通通都接受。我想，我儘管卑劣，但仍渴望保有這類讀詩的能力。</text:span></text:p>
      <text:p text:style-name="P2"><text:span text:style-name="T1">我相信，內心相信，你是一位好的詩人。</text:span></text:p>
      <text:p text:style-name="P2"><text:span text:style-name="T1">我們都有狗的同情與理解（此刻，我腳底下就有一條狗，正在用爪子在堅硬的地板上挖一個難以被挖穿的洞。也許，牠正想像自己正置身某個牠的不在之處）。但，有狗或某物的這種理解，並不能保證誰可以在這種同情和理解之外，「額外」多得什麼。很多時候，使我們得到同情與理解的，或說，使這些同情與理解發生作用的，其實只是來自我們對這些同情與理解的「誤解」。我一直相信「誤解」的力量。沒有誤解，沒有語言。沒有愛情。沒有詩。沒有我們說的種種意義與想要獻身的對象。</text:span></text:p>
      <text:p text:style-name="P2"><text:span text:style-name="T1">正因為「百分之百」這件事不可能百分之百被傳遞、被確信，如是，我們有了種種的「誤解」；如是，我們有了這個美麗的大千世界。</text:span></text:p>
      <text:p text:style-name="P2"><text:span text:style-name="T1">即使冒著自大狂和一知半解的危險，我也要和你談Derrida。因為你知道Derrida。如果我也像你一樣那麼清楚民進黨或南方朔，那麼我就和你談民進黨或南方朔。</text:span></text:p>
      <text:p text:style-name="P2"><text:span text:style-name="T1">你知道Derrida說：詮釋並不指涉任何「實體」，而是指向一個「不存在的存在」之處。這個神秘處所，就是他說的（La différance）。（La différance）是一個容納一切發生的場所，而這樣的一個地點，卻是以不存在的方式存在著的。而且正由於它的不存在，它才允許某時、某刻出現的符號，把意義帶往一個無時間性的「無窮可能性」當中。這個無窮可能性，既沒有基底，也不需任何支持物，它能靠著自我與整體的區分，將意義沒完沒了的從不存在的某處中勾引出來。而這也就註定了（La différance）將會是一個永不休止的「延續差異」過程。就這個意義來說，「延異」就是一種「差異的無限對立」或「無限差異的對立」。</text:span></text:p>
      <text:p text:style-name="P2"><text:span text:style-name="T1">「不存在的存在之處」這個神秘地方，在我看來，就是一切「誤解」的棲地。</text:span></text:p>
      <text:p text:style-name="P2"><text:span text:style-name="T1">我確信，比你還確信，我誤解了亞里斯多德、誤解了你、誤解了邏輯，誤解了全世界。我不但不以這種誤解為恥、為惡，甚至還滿心歡喜擁抱這種種的「誤解」。</text:span></text:p>
      <text:p text:style-name="P2"><text:span text:style-name="T1">我想，我把你們當成詩了，我喜歡把你們當成詩。在我的誤解裡，你們都被當成詩。我從來沒想過，並衷心盼望永遠不要把你們當成一道一道需要精準解答的「填充題」。</text:span></text:p>
      <text:p text:style-name="P2"><text:span text:style-name="T1">你知道Derrida，所以我和你談Derrida。Derrida認為：包括語言在內的一切符號，都是意識的原因，而非意識的結果。</text:span></text:p>
      <text:p text:style-name="P2"><text:span text:style-name="T1">如是，那麼我們調動了什麼樣的符號，就必定會產生什麼樣的意識。</text:span></text:p>
      <text:p text:style-name="P2"><text:span text:style-name="T1">我們想什麼，並不是真的有個東西在那裡等著要被我們精準無比的描述。而是，我們的「亂說」、「亂解」造就了我們心中的詩句。</text:span></text:p>
      <text:p text:style-name="P2"><text:span text:style-name="T1">阿真哥，你可曾百分之百相信過什麼？可曾百分之百調動過任何百分之百準確的符號將欲傳達事物百分之百正確無誤的傳遞？</text:span></text:p>
      <text:p text:style-name="P2"><text:span text:style-name="T1">你百分之百這樣確信？</text:span></text:p>
      <text:p text:style-name="P2"><text:span text:style-name="T1">大家都來當個詩人吧。來當個詩人吧。<text:line-break/></text:span></text:p>
      <text:p text:style-name="P1"><text:span text:style-name="T1">仔仔 | 2007.02.16 12:40 | </text:span><text:span text:style-name="T2">#</text:span></text:p>
      <text:p text:style-name="P3"><text:span text:style-name="T1">﹝本篇文章接「仔仔 | 2007.02.15 22:59 |」的文章﹞<text:line-break/>二、信仰者集團崛起的過程<text:line-break/>信仰者集團的前身爲“火炭”。50年代初，十餘位13—15歲的男孩結成了一個稱爲“托拉學習先驅者核心”（Gahelet）的秘密群體，簡稱“火炭”。他們頭戴無邊小圓帽（Knitted Skullcap）用以與其他人相區別；恪守猶太教規；舉行定期聚會，熱情坦誠地彼此傾述內心的情感和思想。他們就學於一所猶太教正統派創辦的經學院(Yeshiva)，有著強烈的使命感。在“火炭”的第一份簡訊中，他們宣稱要“點燃火炬，引領未來幾代人走向那一天，每一個以色列人將……完全信守以色列的托拉。”還宣稱，他們要“愛所有猶太人民，爲所有猶太人相互負責”，“忠於國家和民族”，“願爲民族利益自我犧牲”。[10] 三十年後，這十幾位青少年都成了“信仰者集團”的重要領導成員。<text:line-break/>信仰者集團的精神領袖爲小庫克拉比（ Zvi Yehudah Kook, 1891-1982）。[11] 與小庫克的“相遇”也許是“信仰者集團”形成過程中關鍵的一步：這些充滿理想的年輕人發現了他們想要的精神導師。從一開始，他們就爲小庫克拉比的個性和思想所折服，可謂一見鍾情。“對這些年輕人而言，（他）是老師、領袖、父親；對他而言，他們是門徒、孩子、公衆”。[12] 在他的吸引和指導下，這些年輕人紛紛轉入他所在的經學院（B’nei Akiva），埋首讀經，淡出政治舞臺，成了“戴小圓帽的好孩子”。<text:line-break/>通過小庫克對其父思想的闡發，“庫克主義”成爲信仰者集團的指導思想。跟絕大多數正統派人士的反錫安主義立場不同，老庫克不僅不反對錫安主義，相反，他從宗教框架出發對之提供支援和補充。他認爲錫安主義“出於神聖源泉的激勵”，“乃神聖民族從長睡中蘇醒，向正當習俗回歸”。[13] 在他看來，猶太民族正處於一個拯救進程業已開始的階段，彌賽亞時代正在到來。而世俗錫安主義及其進展正是這一進程的迹象。他熱愛那些回歸聖地的世俗的先驅者們，將他們看作“神救贖的彰顯，是建立人間神國的夥伴”。[14] 他也堅信猶太民族的特殊使命論，反對猶太民族“與其他民族一樣”的提法。此外，老庫克還堅信“猶太民族和以色列地是完全合一的。”而“以色列地”包含所有聖約(Covenant)神授的歷史性的領土，（被占領土就是其中的一部分），而猶地亞和撒馬利亞，更是這歷史性領土的中心地帶。[15] 因此，向“以色列地”定居就成爲推進拯救進程的神聖的行爲。顯然，他將錫安主義和猶太教看作互爲表裏的矛盾統一體，錫安主義正是復興猶太教的仲介。至於重獲救贖而産生的新猶太國的理想形態，當然應是一個依據猶太教法（Halakhah）治理，人人信奉《托拉》的國度。<text:line-break/>信仰者集團的意識形態正是新形勢下“庫克主義”的延續和擴展。信仰者集團的核心理念爲Hitnahalut ——它“綜合了定居和彌賽亞主義，要求猶太人從宗教義務出發，回歸以色列地”。它是“拯救的前提”，高於民主、和平，也高於社會形態的選擇，還是醫治以色列社會病症的良藥。[16] 對於“六•五戰爭”後的被占領土，它主張使之“以色列化”，提出“以色列歷史性的領土現在必須歸於猶太民族之手，這不僅要通過軍事行動，也包括定居和政治行動，即行使以色列主權”。[17] 至於巴勒斯坦人，信仰者集團並不承認他們的民族自決權。相反，它爲他們指出了三種出路：公開承認（信仰者集團版本的）錫安主義理念的合法性以換取完全的公民權；不承認錫安主義，但遵守法律以換取僑居權（無政治權利）；提供經濟激勵使他們移居其他阿拉伯國家。[18] 信仰者集團還以先驅者精神的承繼者自居的。爲推動彌賽亞拯救，其成員樂於自我犧牲；即使其領導人，也願意像先驅者那樣在一種極其艱苦、危險的環境中定居。他們“自視爲一場復興運動，以復興歷史上的錫安主義，這種錫安主義在50—60年代的以色列已經消亡”。[19] 相對於歷史上的錫安主義，信仰者集團的意識形態就被稱爲“新錫安主義”。<text:line-break/>這股宗教狂熱勢力真正登上政治舞臺是在1967年“六•五戰爭”之後。1968年4月，有10個家庭在Moshe Levinger拉比的領導下，打著瑞士遊客的旗號，來到新佔領的阿拉伯城市希伯倫，並在一座阿拉伯人經營的旅館中入住。他們很快佔據了這座旅館，並宣佈他們再不離開希伯倫，並拒不服從以色列政府要其撤離的命令。這一事件引發了全國性的辯論。他們的行爲獲得了廣泛的同情。即使在工黨政府內部也有衆多的同情者。最後，猶疑不決的政府與定居者妥協，允許他們在希伯倫建立一座經學院，但人數須受限制。這一事件開了一個惡劣的先例——從此，狂熱分子不斷製造“既成事實”，然後與政府周旋，最後政府讓步，定居點建立。被占領土上的定居點運動一發而不可收。到1974年1月，“贖罪日戰爭”後不久，“信仰者集團”正式建立。如果說，它所推動的定居點運動在工黨時期還屬非法活動從而受到種種限制，那麽，在1977年“利庫德革命”後，信仰者集團完全掌控了右翼政府，[20] 其擴張主義政策就獲得了最高的合法性，工黨的謹慎政策被徹底抛棄。由此，信仰者集團迅速壯大起來。<text:line-break/>信仰者集團與全國宗教黨關係密切，其重要成員大多來自該党“青年衛士”。即使在80年代初它從該黨分離出來以後，兩者仍然保持著千絲萬縷的聯繫，相互支援，相互影響。它主要是一個正統派的“西方猶太人”的青年運動。80年代初的一項研究表明，其成員90%爲40歲以下的年輕人，1/3在30歲以內。2/3的成員爲以色列出生的、居住在城鎮“西方猶太人”後裔。他們受過教育的良好，高學歷的比例很高；而且2/3出於以色列宗教教育系統。[21] 其中，還有數量可觀的定居者來自美國猶太移民或其後裔。它與世俗的“大以色列”、超級民族主義勢力也沆瀣一氣。1979年曾一起組建“復興黨（Techiyah）”。它修建的定居點也吸納一些世俗的定居者。只要支援在被占領土定居，就是它的盟友。至於是否嚴守教規，它並不特別在意。另外，信仰者集團高度重視以色列國防軍等國家機器的作用，將之作爲掌握全國領導權重要途徑。在日益變得個人主義的以色列社會，以色列多數人參軍的積極性降低了，而信仰者集團成員日益成了軍隊的中堅。<text:line-break/>﹝未完續待﹞</text:span></text:p>
      <text:p text:style-name="P1"><text:span text:style-name="T1">陳真 | 2007.02.16 12:27 | </text:span><text:span text:style-name="T2">#</text:span></text:p>
      <text:p text:style-name="P2"><text:span text:style-name="T1">學弟,或許應該說: 你所相信的那個 "陳真" 並不是我,不但不是,有時甚至剛好相反.就如陳豐偉的 '白衣黑幕' 裡那個 '勇敢' 的陳真不是我一樣,人物時間地點都對,可是那不是我. 不但不是,而且正好相反. 我比你們所 '仰慕' 的好太多了.就連路邊一隻陌生的流浪狗恐怕都比你們更了解我.</text:span></text:p>
      <text:p text:style-name="P2"><text:span text:style-name="T1">你甚至連最基本的品行都誤解,比方說,我幾時說什麼你跟南方朔一樣笨一樣蠢? 當我們看到有人姿態萬千地寫些傻話,忍不住批評兩句其 "言論" 之荒唐與低能,但這跟你之轉述的 "人身" 評價時所展現的惡劣驕傲 '態度' 相差豈只十萬八千里?我並不謙虛,但也幾乎沒有半點那樣的驕傲. 我對他人的良善與否不感興趣,我沒那麼沒品,在 '人' 的善惡美醜層面上,我只關心我自己.</text:span></text:p>
      <text:p text:style-name="P2"><text:span text:style-name="T1">你顯然不但有扭曲文字的傾向,而且對活生生的人事物也多所扭曲而無法平實地理解,把我扭曲成又蠢又壞張牙舞爪對人對萬物缺乏憐憫與感情的混蛋或蠢蛋,可我完全不是那樣的人,我從來沒有興趣2對任何一個 '人' 指指點點(那是每個人自己該關心也為有自己能關心的事),也不敢作那樣的事,心裡更無一絲那樣自以為是的念頭.</text:span></text:p>
      <text:p text:style-name="P2"><text:span text:style-name="T1">例子舉不完,你把一大堆完全與我背道而馳的東西應扣到我頭上來,來迎合你自己的品味與價值觀,可我根本不是那樣的人,我沒辦法一一澄清,只能說你對我不但不了解,而且往一種相反的方向理解,這其實就證明了你根本不相信我講的話,因為如果連一個小朋友或一條狗都能了解我,那意味著了解我並不需要任何智能,而只需要相信.</text:span></text:p>
      <text:p text:style-name="P1"><text:span text:style-name="T1">偉煜 | 2007.02.16 10:01 | </text:span><text:span text:style-name="T2">#</text:span></text:p>
      <text:p text:style-name="P3"><text:span text:style-name="T1">阿真哥</text:span></text:p>
      <text:p text:style-name="P3"><text:span text:style-name="T1">我相信你的作為、你的勇氣、你的誠實、你用生命寫詩的能耐。或者，幾乎一切。我簡直為你的所有種種五體投拜。但是，我發現自己確實又想些與你「不一樣」之物。而這些「不一樣」，很可能是讓我可以把你、把這個世界以更活潑方式看待的工具。至少，對我來說是如此。</text:span></text:p>
      <text:p text:style-name="P3"><text:span text:style-name="T1">我相信，你百分之百相信你所告訴我的一切（包括，偉煜是個蠢蛋，偉煜和民進黨與南方碩一樣笨、一樣壞）。我認為當一個人很真誠的說話時，當一個人確確實實相信自己所言，並用行動信守自己所做的生命承諾時，是不會有「犯錯」的問題。即使，他在邏輯、在方法論，甚至在事實層面上錯了一百萬個地方。</text:span></text:p>
      <text:p text:style-name="P3"><text:span text:style-name="T1">到目前為止，我都沒有看到你有違背你生命承諾之處。一點也沒有。</text:span></text:p>
      <text:p text:style-name="P3"><text:span text:style-name="T1">實踐才是真理。至少，是我相信的真理。 如果說，我相信你什麼的話，這就是我相信你的全部了。</text:span></text:p>
      <text:p text:style-name="P3"><text:span text:style-name="T1">阿真哥，如果你也同意這樣一種「識人」的標準的話。請容忍我在邏輯、在方法論上「犯錯」。同時，也請儘可能包容我和你的種種「差異」。</text:span></text:p>
      <text:p text:style-name="P3"><text:span text:style-name="T1">周星馳演過一部電影，我忘了叫什麼名字，好像和西遊記有關。莫文蔚不相信周星馳，決定到他的肚子一瞧。瞧他的心肝，以究誠實。</text:span></text:p>
      <text:p text:style-name="P3"><text:span text:style-name="T1">但願，我也能為你做出這樣的坦白。</text:span></text:p>
      <text:p text:style-name="P1"><text:span text:style-name="T1">怡靜 | 2007.02.16 09:27 | </text:span><text:span text:style-name="T2">#</text:span></text:p>
      <text:p text:style-name="P2"><text:span text:style-name="T1">陳真，</text:span></text:p>
      <text:p text:style-name="P2"><text:span text:style-name="T1">已經將該篇誤植名字的留言拿掉。</text:span></text:p>
      <text:p text:style-name="P2"><text:span text:style-name="T1"><text:line-break/>怡靜</text:span></text:p>
      <text:p text:style-name="P1"><text:span text:style-name="T1">陳真 | 2007.02.16 01:42 | </text:span><text:span text:style-name="T2">#</text:span></text:p>
      <text:p text:style-name="P3"><text:span text:style-name="T1">匿名是一種自由,但匿名訓話卻很難看而可恥. 當別人說你不知所云時,你應自我檢討表達誠意或表達能力是否充份才對,而不是匿名說別人什麼不體貼,做些很無聊的道德攻擊,這跟體不體貼有啥相干? 至於你們私下相知相惜之私密語言,也只有你們彼此才能參透不是嗎?</text:span></text:p>
      <text:p text:style-name="P3"><text:span text:style-name="T1">匿名說體貼,儘是敵暗我明之人身攻擊,台灣網路上永遠都只能反覆批評這類東西,很無奈,很沒營養. 台灣人心機深,很不單純.</text:span></text:p>
      <text:p text:style-name="P1"><text:span text:style-name="T1">陳真 | 2007.02.16 01:26 | </text:span><text:span text:style-name="T2">#</text:span></text:p>
      <text:p text:style-name="P2"><text:span text:style-name="T1">每天做些填寫表格或簽名等等不用大腦的工作,疲憊之餘,有時免不了問自己: 寒窗十年,難道這就是你所學的蓋世神功嗎? 沒錯,當我下筆,即便只是填入一串街道名稱巷弄,雖筆跡潦草依舊,但我覺得彷彿能正直寫下一個個字眼來,而這是我過去不曾有過的感覺.</text:span></text:p>
      <text:p text:style-name="P1"><text:span text:style-name="T1">陳真 | 2007.02.16 01:08 | </text:span><text:span text:style-name="T2">#</text:span></text:p>
      <text:p text:style-name="P3"><text:span text:style-name="T1">西方讀書人講話努力讓人聽得懂,但台灣人卻是以努力讓人聽不懂感到得意. 聽懂那位歐巴桑那段什麼打個引號我即是無然後又是缺席的在場與不在場的請舉手!</text:span></text:p>
      <text:p text:style-name="P3"><text:span text:style-name="T1">有這麼難嗎? 既是論壇,公開所能議論的一切,與學術無涉,根本沒有絲毫難度不是嗎? 何必裝神弄鬼.</text:span></text:p>
      <text:p text:style-name="P1"><text:span text:style-name="T1">陳真 | 2007.02.16 01:01 | </text:span><text:span text:style-name="T2">#</text:span></text:p>
      <text:p text:style-name="P2"><text:span text:style-name="T1">至於這位歐巴桑,若想聊天講些你們私下才懂的悄悄話應該去寫email 才對,不是公開發言,更不該反倒訓起溫馨道德八卦或吊些毫無消化的書袋. 匿名訓些什麼體貼喔溫馨喔,那是很敗德而且很低能的.</text:span></text:p>
      <text:p text:style-name="P2"><text:span text:style-name="T1">討論的基礎是誠意而不是能力,但你缺乏這東西.你只是在炫些你不感興趣而且也一無所知的東西而已.</text:span></text:p>
      <text:p text:style-name="P2"><text:span text:style-name="T1">另外,可否麻煩怡靜把偉煜誤植為我所留的那則留言拿掉,以免誤會,因為我太久沒弄,已經忘了怎麼刪.</text:span></text:p>
      <text:p text:style-name="P1"><text:span text:style-name="T1">陳真 | 2007.02.16 00:47 | </text:span><text:span text:style-name="T2">#</text:span></text:p>
      <text:p text:style-name="P3"><text:span text:style-name="T1">Jedah你講得對.字眼一樣而已,把它們視為同一物是很南方朔的.</text:span></text:p>
      <text:p text:style-name="P3"><text:span text:style-name="T1">給學弟,你後來寫的,我還沒看,但卻看到我竟然是你的上帝. 我若是上帝,倒頗能體會世上滿滿基督徒之無奈,主啊耶穌啊阿門啊經典啊教條啊,喊得震天響,但除了喊之外,生活空洞,生命蒼白.宣稱虔誠的基督徒四處建造了神的殿堂,吃上帝的豆腐.</text:span></text:p>
      <text:p text:style-name="P3"><text:span text:style-name="T1">同樣地,我敢說你對我的話我的人一點也不相信,因為一個相信者不會這樣糟蹋他所宣稱相信的對象.<text:line-break/></text:span></text:p>
      <text:p text:style-name="P1"><text:span text:style-name="T1">仔仔 | 2007.02.15 23:07 | </text:span><text:span text:style-name="T2">#</text:span></text:p>
      <text:p text:style-name="P2"><text:span text:style-name="T1">對不起，因為網路出了一點問題。所以不小心文章重複貼了兩次。</text:span></text:p>
      <text:p text:style-name="P1"><text:span text:style-name="T1">仔仔 | 2007.02.15 22:59 | </text:span><text:span text:style-name="T2">#</text:span></text:p>
      <text:p text:style-name="P3"><text:span text:style-name="T1"><text:line-break/>﹝因為本篇文章有點長，所以我將分段貼，畢近假如我一下子全貼，大家看了也會吃不消。﹞<text:line-break/>信仰者集團的崛起及其對以色列社會的影響<text:line-break/>【內容提要】信仰者集團是20世紀末在以色列崛起的有濃厚原教旨主義和極端民族主義色彩的猶太右翼院外集團。其崛起是以色列建立以來社會全面轉型、尤其“六•五戰爭”後社會意識形態急劇變化的結果。以色列建國後，工党錫安主義的逐漸衰落為猶太意識的抬頭提供了空間。“六•五戰爭”導致了以色列人彌塞亞情緒和“大以色列主義”的急劇抬頭，還導致了工党錫安主義的破產。信仰者集團正是在這種情況下崛起的。它以“新錫安主義”為主要意識形態，以在被占領土上開展定居運動從而推動神聖拯救為主要使命。它體現了猶太民族特殊主義的一面，乃是對傳統錫安主義所堅持的普世主義精神的反動。它在被占領土不斷製造既成事實，阻礙著中東和平進程，加劇了以色列在國際社會的孤立處境。它也改變了以色列社會意識形態圖景和政治力量結構，推動以色列政治向右傾化、宗教化急劇傾斜。它還對以色列民主政治構成了嚴重威脅。<text:line-break/>【關鍵字】 信仰者集團、新錫安主義、以色列<text:line-break/>【作者簡介】 汪舒明，上海社會科學院，上海猶太研究中心 研究人員（地址：上海市淮海中路622弄7號，郵編：200020）<text:line-break/>【作者<text:line-break/>電話：021-53060606-2476，手機：13916732204<text:line-break/>電子郵箱：wsm@sass.org.cn<text:line-break/>繆開金，中央黨校國際戰略研究所博士研究生（郵編：100091）<text:line-break/>手機： 13167595678<text:line-break/>電子郵箱： Miaokaijin@126.com<text:line-break/>On Gush Emunim<text:line-break/>Wang Shuming &amp; Miao Kaijin<text:line-break/>ABSTRACT: Gush Emunim is a Jewish right-wing group with fundamentalism and nationalism, which rising at the end of 20 century. It holds “Neo-Zionism” as its main ideology, and settlement in the occupied territory as its chief mission. It emerged in the social crisis of Israel, and had a great impact to Israel as well as the Mid-eastern peace process.<text:line-break/>以色列推行的“單邊撤離計畫”只不過是一種棄卒保車的策略：放棄加沙等地一些規模不大、無助于以色列安全的定居點，鞏固約旦河西岸[1] 那些規模較大、對以色列安全有重要價值的定居點。與“和平路線圖”的要求、巴勒斯坦人的願望以及以色列工黨聯盟（如2000年巴拉克政府）願意作出的讓步相比，“單邊撤離計畫”顯得微不足道。儘管它被國際社會視為以色列方面的善意之舉，但即使這一小步，也受到以信仰者集團（Gush Emunim）為代表的以色列右翼極端勢力的頑抗。20世紀末以來，信仰者集團一直是擴建定居點運動最狂熱的勢力，也是巴以和平進程中以色列內部最難克服的障礙，還是改變以色列社會政治的最具衝擊力的力量之一。<text:line-break/>一、信仰者集團的崛起的社會根源<text:line-break/>信仰者集團是20世紀後期在以色列興起的有強烈原教旨主義和和民族主義色彩的猶太右翼院外集團。它以宗教錫安主義為其主要意識形態，以通過在被占領土（尤其約旦河西岸）狂熱開展定居運動從而“推動神的拯救”為其主要使命。其崛起是以色列建立以來社會全面轉型、尤其“六•五戰爭”後社會意識形態急劇變化的結果。<text:line-break/>在形形色色的錫安主義流派中，通過第二次阿利亞來到巴勒斯坦的東歐猶太移民所主張的勞工錫安主義在建立以色列過程中居於主導地位，並奠定了這個國家的基礎。“第二次阿利亞統治著巴勒斯坦勞工，進而是猶太複國主義運動，最後是以色列國”。[2]<text:line-break/>勞工錫安主義者在民族主義、社會主義和“勞動征服”思想之間進行了偉大的綜合。一方面，他們接受赫茨爾式錫安主義對實現猶太民族“正常化”的渴求，希望將猶太民族“從一個受迫害的、等待彌賽亞來臨的少數民族，轉變成一個世俗世界中的平等的夥伴”。[3] 猶太民族將成為一個擺脫了歷史重負的全新的民族,將成為自豪、健康、現代、開放、在自己土地上勞作、使用自己的語言的“希伯來人”，將成為受人喜歡的“沙布拉（Sabra）”，而不是受人厭棄的“猶太人”。在他們看來，延續了十幾個世紀的流散地（Diaspora）的猶太生活方式是“不正常的”；而流散地猶太人的形象也儘是消極的，是“可憐的兄弟”的形象。一切曾被長期視為神聖的傳統猶太文明的要素均受到批判性的反思。那些年輕的、充滿叛逆精神的開拓者們（Pioneers）比他們的父輩受歐洲世俗價值觀更為深刻的影響，他們要拯救的是世俗涵義的猶太民族，而不是同樣處於危機中的猶太教。<text:line-break/>另一方面，深受歐洲社會主義思想和俄國民粹派影響的勞工錫安主義者，還主張在巴勒斯坦建立一個充滿平等和兄弟情誼的勞工領導的“新社會”。在他們看來，民族主義的目標和社會主義的理想存在著辯證統一。“建立一個社會主義社會，被看作是建立一個主權國家的同義語。人們用社會主義的目標衡量民族主義的追求，用民族主義的策略來回答社會主義的思想”。[4] 至於這樣一個“新社會”如何實現，阿•大•戈登的“勞動征服”思想提供了更好的解答，儘管他並不相信社會主義革命能帶來更美好、更公正的新社會的誕生。戈登主張在巴勒斯坦建立一個以公平和勞動為基礎、以勞工為領導的猶太民族新社會。他提出，對巴勒斯坦土地的權利來自在土地上的勞動。只有根植於土壤，通過每個人的（體力）勞動，民族和個人才能實現自由。他“把工作當作剷除散居世界各地的猶太人生活中一切邪惡的極好辦法，……。也強調農業勞動的重要性，因為它是一種手段，可以使人的心智健全並且再次使人與宇宙成為一個整體”。[5] 而勞工的壯大及其勝利，將會帶來社會公平的勝利。<text:line-break/>正常化、勞工的新社會、希伯來人、沙布拉……，勞工錫安主義者的偉大綜合形成了一種不同於宗教彌賽亞主義的新的拯救理論體系，即“世俗彌賽亞主義”。他們夢想著這種“世俗彌賽亞主義”的實現將拯救全世界，將成為“照亮世界的燈塔”。而在自我拯救和拯救世界的進程中，猶太民族將又一次成為“特選子民”。<text:line-break/>以色列的建立正是這種“世俗彌賽亞主義”的勝利：工党是這個新生國家決定性的政治力量，它是國際社會主義大家庭的一部分，而且在亞非拉眾多新獨立國家贏得了廣泛的尊敬和友誼；工總、基布茲、莫沙夫等有濃厚社會主義性質的社會經濟組織處於主導地位；勞工錫安主義是主要的意識形態，國家主義、集體主義、平等主義思想在全社會確立起來；開拓者則是一個充滿理想、激情和勇氣的英雄時代的化身，他們是新國家的締造者和領導者，備受敬仰。<text:line-break/>但建國後以色列社會的全面轉型很快使勞工錫安主義受到了巨大的衝擊。第一，大規模東方移民的到來和新一代以色列人的成長改變了以色列的人口結構。東方猶太人漸漸成了多數。他們和土生土長的以色列人都難以理解和接受勞工錫安主義的理想。一種非意識形態化的趨勢出現了。個人主義迅速地取代了集體主義價值觀。第二，安置和吸納大規模移民以及加強國防的需要，使得快速發展經濟、加速實現工業化成為緊迫的任務。處於執政地位的工黨選擇加入了西方陣營，以引進資本，擴大市場。農業拓荒失去了原有的吸引力；勞工的社會主義原則也被犧牲掉了，東西方猶太人之間出現了嚴重的貧富分化。第三，開拓者的一代正在老化，他們掌握了權力，逐漸成為以色列社會的保守勢力，喪失了原有的激情、創造力和使命感。第四，阿以衝突已經漸漸顯示出曠日持久的跡象，難以看到阿以和平共處的希望。遠離了歐洲反猶主義的烈焰，以色列陷入了阿拉伯世界反錫安主義的深淵。他們沮喪地發現，阿拉伯人跟歐洲人一樣拒絕接納他們。曾經急於擺脫隔都（Ghetto）生活的猶太民族悲劇性地重新面對一種馬薩達（Masada）式的困境。<text:line-break/>在勞工錫安主義的衰落的同時，“猶太意識”卻在不斷抬頭。為了在一個人口多元化的社會中增強凝聚力，尤其團結國內外信教的猶太人，處於領導地位的工黨淡化了社會主義意識形態，高度重視運用猶太民族歷史之根的感召力，將新生的以色列與《聖經》時代的以色列相連。本•古裏安本人就經常引述《聖經》中的話語。以色列眾多的考古發掘也不斷提醒他們的“猶太之根”。在20世紀50年代末，工黨政府還推行“猶太意識教育”，也增強了國內外猶太人的猶太認同。此外，50年代的教育改革在整合全國教育體系時，工党向全國宗教黨（NRP）作了重大讓步，同意其保留單獨的宗教學校體系，政府對之提供財政支持。這個以色列國民教育體系中獨立王國吸納了全國生源的1/4，成為以後宗教狂熱勢力興起的沃土。<text:line-break/>“六日戰爭”（1967年6月）是以色列社會意識形態劇變的分水嶺，它使“啟蒙和《聖經》的不平衡發生逆轉”。[6] 戰爭前夕，以色列處於高度焦慮和孤立無助之中，大屠殺的陰影籠罩了整個猶太民族。但突如其來的旋風般的勝利使以色列人陷入狂喜、沉醉和盲目自信。總參謀長亞丁宣稱：“我不相信在我們這一代還會爆發另一場類似於1948年和1967年的戰爭”。[7] 西岸、加沙尤其東耶路撒冷等眾多聖地的“複歸”在教徒中激起了強烈的彌賽亞情緒。他們把以色列的勝利看作神的奇跡，看作神手的大能；看作拯救時代已經到來的明顯的跡象。世俗人士中也出現了向猶太傳統的急劇回歸。以色列士兵——那些堅強的“沙布拉”<text:line-break/>——抵達西牆，面壁而泣的圖景感動了整個國家。一種新的歷史感油然而生。人們急切地向猶太教、向歷史文化之根回歸。許多著名的基布茲成員、飛行員和成功的商人都紛紛成為“再生猶太人，重新皈依正統派猶太教。如何處置被占領土問題也引起了廣泛的爭議。儘管工黨政府希望將之作為以後與阿拉伯國家談判的籌碼，但兼併部分領土以建立“大以色列”的呼聲在全國範圍內越來越高，即使工黨內部也大有人在。戰爭也導致了以色列孤立主義抬頭，以色列人對國際社會的不信任感和疏離感迅速增強。戰後以色列一首頗為流行的歌曲稱：“整個世界反對我們。……讓全世界見鬼去吧”。[8] 1970年一位以色列法官還寫到，“我們是獨處的民，我們孤軍奮戰。……除了她自己，以色列沒有朋友”。[9] 以色列可以依賴的只有她自己的力量。這種孤立主義和“大以色列”主義受到外部世界更強烈的反感。戰後幾年之內，西方世界的新左派將以色列作為帝國主義者進行猛烈抨擊；蘇聯陣營也拋棄了以色列工黨；亞非第三世界國家也紛紛疏遠了以色列。另外，戰後以色列經濟繁榮也導致物質主義、消費主義文化在以色列年輕人中氾濫成災。許多人喪失了精神追求，不再願意為整個國家、民族作出奉獻和犧牲。長期掌權的工黨自身腐化，內部也陷入激烈的權力爭奪。其在1973年“贖罪日戰爭”中表現出來的優柔寡斷也使以色列付出了慘重的代價，並使自身的威信受到空前打擊。<text:line-break/>以色列不僅沒有成為一個“正常的”國家，更未成為“照亮世界的燈塔”。錫安主義意在使猶太民族擺脫賤民民族的地位，結果以色列卻陷入了賤民國家的處境，成了國際棄兒；欲擺脫流散地猶太歷史的重負，實現“去猶太化”，但“猶太性”卻急劇復興；本欲塑造一個使命感厚重的社會，但理想破滅後廣泛傳播的是放縱、頹廢和迷茫。這樣，工黨在意識形態上破產了，在政治上也喪失了領導力。工黨變得無所適從，全國也陷入了迷茫和失落。宗教狂熱勢力“推進神聖拯救”並奪取錫安主義領導權的時機終於成熟。<text:line-break/>﹝未完續待﹞</text:span></text:p>
      <text:p text:style-name="P1"><text:span text:style-name="T1">偉煜 | 2007.02.15 18:28 | </text:span><text:span text:style-name="T2">#</text:span></text:p>
      <text:p text:style-name="P2"><text:span text:style-name="T1"><text:line-break/>我剛剛突然驚覺：</text:span></text:p>
      <text:p text:style-name="P2"><text:span text:style-name="T1">幾年前，我在網路某處認識阿真哥學長的光景，可能又一次在我面前出現。只是這回我不已再是個旁觀者，而是「涉案人」。</text:span></text:p>
      <text:p text:style-name="P2"><text:span text:style-name="T1">幾年前，我搜尋維根斯坦這個關鍵字，意外發現阿真哥學長在網路某處被一群人，被一群無法讀詩、也不講道理的人以匿名攻擊。當時，我認為自己讀得懂阿真哥的話語，我能辨認誰是、誰非。所以，我就在爭議之處匿名留言。</text:span></text:p>
      <text:p text:style-name="P2"><text:span text:style-name="T1">我已忘了寫什麼。</text:span></text:p>
      <text:p text:style-name="P2"><text:span text:style-name="T1">大意好像是：理解，任何理解，都涉及一種為詩的能力。</text:span></text:p>
      <text:p text:style-name="P2"><text:span text:style-name="T1">阿真哥尋址給我寫一封信。內容細節，我也忘了。但是，信裡，他說了一句話，我決定一輩子不忘。他說：「請當我是朋友」。</text:span></text:p>
      <text:p text:style-name="P2"><text:span text:style-name="T1">這輩子從來沒有人開口邀請我當他們的朋友。即使，在燃燒極大熱情的婚姻與愛情裡，我也未嘗感受過這種謙卑與真誠。我現在講不出這種感動。可能，永遠也講不出來。</text:span></text:p>
      <text:p text:style-name="P2"><text:span text:style-name="T1">這幾個月，我常常看阿真哥在劍橋偶拾裡的文章。讀後，心態不斷感覺柔軟、心情持續溫熱。我想，像他和學姊這麼好的人，這麼認真堅持於生命最初召喚的人，我感覺，要我為他們死都可以。</text:span></text:p>
      <text:p text:style-name="P2"><text:span text:style-name="T1">不知道什麼時候，我發現，他們也開始成了我的召喚。</text:span></text:p>
      <text:p text:style-name="P2"><text:span text:style-name="T1">我不相信上帝。但是，如果上帝也能達到像他們兩人這樣的標準，那麼，我就信了。我不相信有天使。但是，他們兩人一定就是天使。</text:span></text:p>
      <text:p text:style-name="P2"><text:span text:style-name="T1">我一直很喜歡維根斯坦，但我知道他脾氣大，不是個好（和笨蛋）相處的人。他太討厭那些假冒為善、不懂裝懂的笨蛋了。而我，確確實實就是這樣的笨蛋。我常常想，如果維根斯坦是我老師，他一定會天天K我，修理我。甚至拒絕與我搭話。阿真哥在我眼中，就是一個活的維根斯坦。比起死的維根斯坦可能給我的屈辱和教訓，這個活的維根斯坦必定對我的笨蛋表現十分寬厚了。</text:span></text:p>
      <text:p text:style-name="P2"><text:span text:style-name="T1">好多年前，我看到一群又笨、又壞的人竟然想要欺負阿真哥。好多年後，我卻驚覺自己也加入了這群又笨、又壞之人的愚蠢勾當。我為此戰兢，也為此慚愧。</text:span></text:p>
      <text:p text:style-name="P2"><text:span text:style-name="T1">請阿真哥包容、原諒！</text:span></text:p>
      <text:p text:style-name="P2"><text:span text:style-name="T1">被罵不是什麼了不起的事，拼命保護自己的虛偽、無知和懦弱才是罪大惡極的開端。但願，我能盡快遠離這些讓我感到醜陋與罪惡之事。</text:span></text:p>
      <text:p text:style-name="P2"><text:span text:style-name="T1">我想，任何人被阿真哥罵時，都應該試著把歷史感與現實感放進來一起閱讀。我認為，這兩種感受，都是幫助我們在理解這個人何以如此慷慨激昂、信誓旦旦和言之鑿鑿的重要關鍵。</text:span></text:p>
      <text:p text:style-name="P2"><text:span text:style-name="T1">不去理解陳真經歷了什麼、對抗了什麼、正在面對什麼、想望遙遠之處的什麼。我們根本不可能理解他想對我們說什麼。到時，我們只會把眼光專注在他的斥責聲裡，像追著自己尾巴團團轉的小狗那樣，繞不出圈圈。</text:span></text:p>
      <text:p text:style-name="P2"><text:span text:style-name="T1">語言本身是沒有任何力量的，使語言向我們猛烈撞擊過來的，一定是圍繞語言四周圍的生命與生活。</text:span></text:p>
      <text:p text:style-name="P2"><text:span text:style-name="T1">我很討厭欺負人，更討厭結黨欺負人。尤其，簡直無法原諒自己結黨欺負聰明、善良人。未免自己成為同我一樣，又笨、又壞之人的幫兇。此後，我將本於良知、善意留言。否則，寧願閉口噤聲。</text:span></text:p>
      <text:p text:style-name="P2"><text:span text:style-name="T1">歐巴桑，無論如何，我謝謝妳。但是，我更希望，誰人都能耐心留意陳真的可貴與可愛之處。緩一點動氣。請緩一點動氣。</text:span></text:p>
      <text:p text:style-name="P2"><text:span text:style-name="T1">他和學姐如此珍貴。</text:span></text:p>
      <text:p text:style-name="P2"><text:span text:style-name="T1">如此珍貴。<text:line-break/></text:span></text:p>
      <text:p text:style-name="P1"><text:span text:style-name="T1">歐巴桑 | 2007.02.15 14:57 | </text:span><text:span text:style-name="T2">#</text:span></text:p>
      <text:p text:style-name="P3"><text:span text:style-name="T1">陳醫師：</text:span></text:p>
      <text:p text:style-name="P3"><text:span text:style-name="T1">我很認識胡椒粉，但「偉煜」是我到這邊來才認識的。這樣的「揭幕」使我非常意外和震驚。</text:span></text:p>
      <text:p text:style-name="P3"><text:span text:style-name="T1">對我而言那個存在虛擬世界而且常變來變去的「符號」對我的影響遠比真正擁有一個社會身份的偉煜不知大了多少倍。</text:span></text:p>
      <text:p text:style-name="P3"><text:span text:style-name="T1">胡椒粉＝偉煜？他們是1還是1+1=2？他和他到底是同一還是兩個不同的存在？</text:span></text:p>
      <text:p text:style-name="P3"><text:span text:style-name="T1">儘管知道了這個「答案」，我仍感到無比挫折，因為能夠得到這個答案的過程是如此「偶然」。</text:span></text:p>
      <text:p text:style-name="P3"><text:span text:style-name="T1">我比較笨，不太會唸書。在邏輯的操作使用上有些智障。所以在和人溝通時常出現障礙。</text:span></text:p>
      <text:p text:style-name="P3"><text:span text:style-name="T1">胡椒粉所以知道我的不知所云是什麼意思，是因為他的體貼。他懂用比較笨的人能使用的說話式和我溝通。</text:span></text:p>
      <text:p text:style-name="P3"><text:span text:style-name="T1">很抱歉，我沒有能力用一種讓你能夠明白的表達方式使你明白我的意思。將來，如果可能我會努力學習你想要我使用的語言。</text:span></text:p>
      <text:p text:style-name="P3"><text:span text:style-name="T1">但是陳醫師就因為你比別人聰明所以你要求和你說話的人就必得和你一般「條理明」？如果我能那麼清楚明白地讓你知道我的疑惑，那也許，我就不會想來和你說話。就如同你的病人如果能那麼清楚自己的問題在那兒，並且有能力把問題說得那麼清楚，那麼也許他們就不再那麼需要你的幫助了不是嗎？</text:span></text:p>
      <text:p text:style-name="P1"><text:span text:style-name="T1">偉煜 | 2007.02.15 11:53 | </text:span><text:span text:style-name="T2">#</text:span></text:p>
      <text:p text:style-name="P2"><text:span text:style-name="T1">偉煜的禱告詞：</text:span></text:p>
      <text:p text:style-name="P2"><text:span text:style-name="T1">親愛的上帝，下面是我犯的罪；不信、懷疑的罪。請赦免、並寬恕我。</text:span></text:p>
      <text:p text:style-name="P2"><text:span text:style-name="T1">如果也同意Godel's incompleteness theorem是對的，同意：在一組複雜的數學或邏輯系統裡，必定存在一些合法存在、但上窮碧落下黃泉，無論如何也找不到任何方法來證明其真、或假的命題的話。那麼我說：「沒有一組命題或公設，到頭來不是一種『意見』」這樣又何罪之有呢？（原諒我冒犯了您）</text:span></text:p>
      <text:p text:style-name="P2"><text:span text:style-name="T1">難道，這些主宰其他邏輯推定或數學式子的「無端假設」比我閉著眼瞎說的「意見」還有更堅實的基礎嗎？儘管你創造並允許存在的這些聰明科學家、數學家、哲學家推敲這些式子推敲了一百遍、一千遍、一萬遍，最後終於「證明」這些「無端假設」的確對整組邏輯推定或數學式子起了無可取代的重要作用。但是，親愛的上帝啊！這些證明，如此輕飄、如此虛渺，比我對您的信仰還更虛無軟弱。為此，我膽戰心驚、不寒而慄。所以，請保護我，永遠保護我。讓我在這些「無端假設」上行走，永遠不會失足於哪裡，也不會落進什麼萬丈深淵。願你的榮光與我常在。</text:span></text:p>
      <text:p text:style-name="P2"><text:span text:style-name="T1">聰明的上帝啊！我相信1+1=2就是為我們這些愚昧世人所發明的那個最偉大、最智慧的「無端假設」。因為1+1=2是對的，所以才會有2的9次方除以2的8次方為2的「真理」。因為1+1=2是對的，所以當您到雜貨店用一百塊錢買一瓶二十塊錢的「舒跑」時，好心的老闆娘才會找您八十五塊，然後說：「肖連仔，第一次光臨本店，給你五塊的『沙密鼠』」。但是，親愛的上帝啊！請指點我，告訴我，我可以上哪去找1+1=2這個鬼東西？當年，您才花了短短六天就把世界造好。但是，如果我沒記錯的話，您造的是「一個」「完整的」世界，而不是造一個可以先被分成碎片，然後再相加、相減的世界，不是嗎？</text:span></text:p>
      <text:p text:style-name="P2"><text:span text:style-name="T1">前天，我走進一片樹林，我看到「一片風景」，在這個風景裡，有活的樹，也有死的樹，還有在林間鬼祟穿梭的松鼠，還有散落四處的落葉，但無論怎麼看，我都「看不見」任何1+1=2的組合。後來，走進一個老頭。我想，一定是您聽了我的禱告，特地好心為我把他派來。我問他是誰？他遞了一張名片給我，上面寫著：「數學教授」。這位聰明的教授，花了一個下午的時間，教我把東西分開的方法。於是，我這才「知道」，要把死樹和活樹分成兩堆，同時，也要把「一片樹林」視為「好幾棵數的組合」。他還告訴我，因為松鼠和樹木不同類，所以，一定要「分開對待」。當您派來的使者為我把一團「混亂」抽絲剝繭地一一「釐清」後，最後，我終於瞭解什麼叫數學。但是，在我與他告別、走出森林以前，我卻感到自己的靈魂已經變成一地的碎片。</text:span></text:p>
      <text:p text:style-name="P2"><text:span text:style-name="T1">親愛的上帝啊！這麼聰明、偉大，可不可以請您幫我把我原來的世界找來還我？並讓我把您前天賜給我的「邏輯」還給？我想，既然我的生活這麼「青菜」、這麼隨便，所以我大概不需要這種「必然」。</text:span></text:p>
      <text:p text:style-name="P2"><text:span text:style-name="T1">謝謝上帝！</text:span></text:p>
      <text:p text:style-name="P2"><text:span text:style-name="T1">奉阿真哥學長的名</text:span></text:p>
      <text:p text:style-name="P2"><text:span text:style-name="T1">阿門<text:line-break/></text:span></text:p>
      <text:p text:style-name="P1"><text:span text:style-name="T1">偉煜 | 2007.02.15 11:49 | </text:span><text:span text:style-name="T2">#</text:span></text:p>
      <text:p text:style-name="P3"><text:span text:style-name="T1">對不起！對不起！</text:span></text:p>
      <text:p text:style-name="P3"><text:span text:style-name="T1">下面那則偉煜的禱告詞是偉煜寫的，不是陳真寫的</text:span></text:p>
      <text:p text:style-name="P3"><text:span text:style-name="T1">（我不知道自己犯了什麼錯）</text:span></text:p>
      <text:p text:style-name="P3"><text:span text:style-name="T1">對不起！</text:span></text:p>
      <text:p text:style-name="P1"><text:span text:style-name="T1">Jedah | 2007.02.15 11:25 | </text:span><text:span text:style-name="T2">#</text:span></text:p>
      <text:p text:style-name="P2"><text:span text:style-name="T1">簡單的說, 二人都在談邏輯, 但陳真講的"邏輯"和偉煜講的"邏輯" 用的是同一個中文字, 但二個人卻分別在講不同的東西是嗎?</text:span></text:p>
      <text:p text:style-name="P1"><text:span text:style-name="T1">陳真 | 2007.02.15 10:03 | </text:span><text:span text:style-name="T2">#</text:span></text:p>
      <text:p text:style-name="P3"><text:span text:style-name="T1">學弟,</text:span></text:p>
      <text:p text:style-name="P3"><text:span text:style-name="T1">信不信邏輯都一樣,不會改變邏輯的確定性. 所謂與經驗無關是說它獨立於經驗之外,就好像神獨立於人之外一樣,神並不受制於人的律法與協商,邏輯也是. 把邏輯講得彷彿可以修改調整推翻是很奇怪的.</text:span></text:p>
      <text:p text:style-name="P3"><text:span text:style-name="T1">我們能自行創造辭彙涵意,但得搞清楚自己究竟創造了一些什麼意涵. 如果你所謂的矛盾律等等,只是一種你個人自行賦予意涵的辭彙,那就不應該扯到古希臘哲學或當代哲學種種.</text:span></text:p>
      <text:p text:style-name="P3"><text:span text:style-name="T1">南方朔也有這問題,他講的東西事實上只是一種個人心得式的道德感言,但卻以明明全然不相干的學術概念進行包裝.</text:span></text:p>
      <text:p text:style-name="P3"><text:span text:style-name="T1">我知道這樣講很傷人,但在台灣,此風盛行,總得被逼著在 "以沉默代替說謊" 和 "誠實得罪人" 之間掙扎. 但對就是對,錯就是錯,誠實很難委婉.</text:span></text:p>
      <text:p text:style-name="P1"><text:span text:style-name="T1">陳真 | 2007.02.15 09:12 | </text:span><text:span text:style-name="T2">#</text:span></text:p>
      <text:p text:style-name="P2"><text:span text:style-name="T1">學弟,我不知道我誤會那位 "歐巴桑" 什麼? 我只是說他吊書袋但卻不知所云.</text:span></text:p>
      <text:p text:style-name="P2"><text:span text:style-name="T1">至於邏輯,我想你大概完全不知道自己究竟在指些什麼. 邏輯獨立於經驗之外就好像數學公設獨立於經驗之外一樣,這不是一種意見,因此也毫無異議的空間.</text:span></text:p>
      <text:p text:style-name="P1"><text:span text:style-name="T1">偉煜 | 2007.02.14 22:30 | </text:span><text:span text:style-name="T2">#</text:span></text:p>
      <text:p text:style-name="P3"><text:span text:style-name="T1">阿真哥學長</text:span></text:p>
      <text:p text:style-name="P3"><text:span text:style-name="T1">我想你是誤會那位「歐巴桑」了。她用了只有我才知道的秘密暗語，我想，她的目的大概只是要告訴我：現在，她已知道胡椒粉曾經到此一遊。</text:span></text:p>
      <text:p text:style-name="P3"><text:span text:style-name="T1">我一直這樣持續對你糾纏，終究我會懷疑自己的智商。在我眼裡，你如上帝。質疑上帝，豈非頭殼壞去？</text:span></text:p>
      <text:p text:style-name="P3"><text:span text:style-name="T1">但是上帝啊～～～～～～～～～</text:span></text:p>
      <text:p text:style-name="P3"><text:span text:style-name="T1">邏輯和經驗有關。再說一次，邏輯不可能和經驗無關。若非如此，發明邏輯的上帝與我們何干？（詩句，詩句。這只是詩句，我的詩句）</text:span></text:p>
      <text:p text:style-name="P3"><text:span text:style-name="T1">此刻，我手上有一本書，叫：What is mathematics really？（坦白說，這並不是一本好書）裡面提到至少有二十個哲學家或更多之流的人物，曾經討論過邏輯與經驗的關連。我一直偏愛費爾巴哈和馬克斯對這類「不證自明」問題的討論，但未免讓自己的愚蠢陷於萬劫不復境地。</text:span></text:p>
      <text:p text:style-name="P3"><text:span text:style-name="T1">我打算選擇閉嘴。</text:span></text:p>
      <text:p text:style-name="P3"><text:span text:style-name="T1">我不認為（在我心目中）像上帝的你，不知道我討論的是哪一類的問題。</text:span></text:p>
      <text:p text:style-name="P3"><text:span text:style-name="T1">你談的是一種純粹的數學，一種只依靠演繹，故不可能自相違背、不可能出錯的邏輯。我談的則像Karl Popper論及的那個 「World 3」。你的邏輯可以算出π來，但π在我的邏輯裡，可能只是畫符或詩句。</text:span></text:p>
      <text:p text:style-name="P3"><text:span text:style-name="T1">我不信邏輯，不信「那套邏輯」，但我信你。</text:span></text:p>
      <text:p text:style-name="P3"><text:span text:style-name="T1">所以，我選擇現在保持安靜。</text:span></text:p>
      <text:p text:style-name="P1"><text:span text:style-name="T1">陳真 | 2007.02.14 21:59 | </text:span><text:span text:style-name="T2">#</text:span></text:p>
      <text:p text:style-name="P2"><text:span text:style-name="T1">最後一段漏掉三個字,數學 "的基礎" 是無從推翻的,因為它不是數學的一部份.<text:line-break/></text:span></text:p>
      <text:p text:style-name="P1"><text:span text:style-name="T1">陳真 | 2007.02.14 21:53 | </text:span><text:span text:style-name="T2">#</text:span></text:p>
      <text:p text:style-name="P3"><text:span text:style-name="T1">還是那句老話: 一個人只要知道自己在講什麼,那麼我對他所講的一切,將無異議.</text:span></text:p>
      <text:p text:style-name="P3"><text:span text:style-name="T1">反之亦然,我之異議,不在內容,而在形式,或者說,不在句子,而在文法.</text:span></text:p>
      <text:p text:style-name="P3"><text:span text:style-name="T1">我發現你們的問題似乎就在於你們事實上並沒有問題,也就是說,並沒有什麼問題真的困擾著你們,也因此,你們甚至連把問題說清楚的凡人本事都沒有,比方說那位自稱歐巴桑,言語進步,卻不知所云,我相信你/妳根本不知道自己在說什麼,因為你/妳根本沒有疑問.</text:span></text:p>
      <text:p text:style-name="P3"><text:span text:style-name="T1">套句我所討厭的一位老師Jane Heal的話: "如果你無法把話講清楚,那你也將很難宣稱你理解你所準備要說出的."</text:span></text:p>
      <text:p text:style-name="P3"><text:span text:style-name="T1">思想議論上我很少犯錯,一來是因為我非好發議論之人,除非有著極高的把握,我寧可沉默至死也不輕易表達任何一種想法,更不用說公開發表. 二來是因為我是我的知識的主人,而不是它的奴隸,我不是那種動用許多無謂引經據典但卻毫無自己想法的人.</text:span></text:p>
      <text:p text:style-name="P3"><text:span text:style-name="T1">把話講清楚也許需要一種自信,缺乏自信者以為講得越是玄之又玄或講得越是經典則越厲害(台灣學者的通病).但這是荒唐的. 即便是詩味盎然的derrida(德希達),語言依然清晰,聽者或難解,但你能察覺講者並非故弄玄虛.</text:span></text:p>
      <text:p text:style-name="P3"><text:span text:style-name="T1">我講的應該也夠清楚:</text:span></text:p>
      <text:p text:style-name="P3"><text:span text:style-name="T1">1. 邏輯與經驗無關,無關就是沒有半點牽扯,既非指導,更不是什麼 "生活的補充說明" (我不知道這是什麼意思). 若p則q等於非q則非p,這並非經由經驗得到的一種知識.</text:span></text:p>
      <text:p text:style-name="P3"><text:span text:style-name="T1">2.邏輯無法被推翻,除非你在講的是另一種 "邏輯",就比方說,民進黨的邏輯是輸贏至上,不擇手段. 此 "邏輯" 非彼 "邏輯". 你不能一下子講數理邏輯的那種邏輯,一下子又變成是在講一種通俗字眼.</text:span></text:p>
      <text:p text:style-name="P3"><text:span text:style-name="T1">除了無條件認錯,挨批者很難辯駁,這並非因為我的思想博大精深,而反倒是因為我並沒有失去一個普通人正常的思維能力. 我所講的一切,幾乎完全不需要任何專業哲學的知識,我所講的只是廢話一般的簡單道理,就好像買舒跑的那個例子一樣,老闆娘可以優待我,找我80元,但這完全不會影響我對數學的信心,如果你考我100減25等於多少,答案仍然是75,老闆娘的優惠並不會推翻既有的數學.</text:span></text:p>
      <text:p text:style-name="P3"><text:span text:style-name="T1">數學是無從推翻的,因為它並不是數學的一部份,更與生活經驗一點關係也沒有,不管100是指的100支香蕉或100個蘋果,演算結果不會因此而有絲毫差異.當我從事計算,生活諸經驗便可拋開腦後,因為它們彼此不相干.</text:span></text:p>
      <text:p text:style-name="P1"><text:span text:style-name="T1">偉煜 | 2007.02.14 17:23 | </text:span><text:span text:style-name="T2">#</text:span></text:p>
      <text:p text:style-name="P2"><text:span text:style-name="T1">阿真哥學長啊～～</text:span></text:p>
      <text:p text:style-name="P2"><text:span text:style-name="T1">我把胡椒粉寫的文章，用我的真名在此發表（複製）。偉煜就是胡椒粉，這不是暗示，根本就是明示。我不懂，為什麼你竟然要對自己的「文字敏感度」如此佩服（難道你懷疑我盜用「他的」<text:line-break/>笨文章）？</text:span></text:p>
      <text:p text:style-name="P2"><text:span text:style-name="T1">充其量，只能說你老人家記憶很好：記得當年有個叫胡椒粉的笨蛋在網路上胡說八道。但你若依此判定，自己能聞出別人文章的「味道」，可就讓我十分不解。</text:span></text:p>
      <text:p text:style-name="P2"><text:span text:style-name="T1">還有</text:span></text:p>
      <text:p text:style-name="P2"><text:span text:style-name="T1">（嚴肅狀）</text:span></text:p>
      <text:p text:style-name="P2"><text:span text:style-name="T1">我十分看不起胡椒粉寫的文章。麻煩你，那些未表的「其他」，可不可以永遠不續、不表？免得我又一次丟人現眼。</text:span></text:p>
      <text:p text:style-name="P2"><text:span text:style-name="T1">我對自己的唯一認同就是我對自己的不認同。只有背離我、否定我者才有可能與我有相同的尋覓。如此一來，我根本就不可能有任何粉絲。</text:span></text:p>
      <text:p text:style-name="P2"><text:span text:style-name="T1">阿真哥你用粉絲二字涉及諸事種種，簡直比用最讓人難堪的話語罵我還更叫我難堪。</text:span></text:p>
      <text:p text:style-name="P2"><text:span text:style-name="T1">拜託，高抬貴手，饒了我吧！</text:span></text:p>
      <text:p text:style-name="P1"><text:span text:style-name="T1">偉煜 | 2007.02.14 13:44 | </text:span><text:span text:style-name="T2">#</text:span></text:p>
      <text:p text:style-name="P3"><text:span text:style-name="T1">我想多做一些補充（抗議）。</text:span></text:p>
      <text:p text:style-name="P3"><text:span text:style-name="T1">阿真哥，你舉了很多很好的例子。因為這些例子很簡單，很容易一下就讓人理解。但是，例子只是一種象徵主義的運用（將兩個差異之物以任何名義結合，或者，賦予一件事物兩個以上名稱，意義便能於其中開始類比、游移，並啟動所謂象徵。象徵主義既是文學、藝術、宗教，也是造謠生事與搬弄是非的重要表現手法），如果例子和實情真的很像，像到甚至只是「同義複詞」翻來覆去的演繹的話，這樣的象徵主義當然沒有問題。但是，我恐怕得敬請阿真哥留意：你可能已經把我的留言賦予了太多「新意」。</text:span></text:p>
      <text:p text:style-name="P3"><text:span text:style-name="T1">果真如此的話，那我自然就無法對阿真哥的微言大義給予認罪。</text:span></text:p>
      <text:p text:style-name="P3"><text:span text:style-name="T1">當初留言時，我並沒打算質疑「矛盾律」的「內部規律」問題，如，蔡依玲、莫札特；天行健、自強不息；紅毛衣等深具說服力的例子所示。而是質疑「矛盾律」的「外延性」問題，也就是將其運用到紅塵俗世中的效力問題。</text:span></text:p>
      <text:p text:style-name="P3"><text:span text:style-name="T1">我認為，邏輯，是語言與社會運行的載台。邏輯跟在語言和社會之後，而不是之前，給予人生活的「補充說明」，而非「事前指導」。（你們是不是把它叫做「先驗命題」？）邏輯，不是一個與社會生活無關之物；不是一個像上帝那樣，高高在上，要人聽命行事的主宰，它是一個降到地上，經常與地面摩擦之物（維根斯坦語）。既有摩擦，就會改變。「P」當然可以是「非P」。我上則留言提及非洲初民社會的另類「數學系統」或可供做說明。另外一個「活生生」的例子，就是頒佈（？）邏輯法則的上帝祂自己。上帝過去、現在、未來創造那麼多「出人意表」的行事，祂自己可曾服從過什麼邏輯？P如果不是常常以非P的形式來表現P型態的話，上帝還有什麼好信？P如果不是常常非P，上帝一下就可以被指認出來，到時，我們自然就毋須再有什麼信仰。</text:span></text:p>
      <text:p text:style-name="P3"><text:span text:style-name="T1">請讓我再說一次：邏輯是生活的「補充說明」，而非指導員。如果不是生活一再「應證」邏輯的話，則邏輯必然宛若空氣，輕飄虛渺。</text:span></text:p>
      <text:p text:style-name="P3"><text:span text:style-name="T1">對小貓、小狗說「這裡有七碗骨頭」是很奇怪的。在牠們眼裡，不論我們怎麼計算，如何加減，對牠們都只是「一堆」骨頭。牠們拒絕對同類分享的生命態度，賦予如是的邏輯判斷。而人對私有化的偏好，則賦予我們將世界分割成片片斷斷、精確無比的（數學）邏輯。</text:span></text:p>
      <text:p text:style-name="P3"><text:span text:style-name="T1">可能，很可能，在1+1=2的定理裡，我們可以見到某些聰明人所謂「上帝的容光」。1+1=2，不僅構建了整個數學系統、構建了整個資本主義的運作邏輯，甚至，還可能構建了整個人類貪婪、衝突的歷史。如果，上帝在祂自己的天堂裡，頒佈這樣的邏輯規則，有人甘心情願對之加以服從，當然沒人可以給予非議。但是，如果上帝堅持這項定理可以跨越到我的「選擇」之上。那麼，我的恕難從命，當然也有其「邏輯」可循。</text:span></text:p>
      <text:p text:style-name="P3"><text:span text:style-name="T1">邏輯是生活、是信仰，不可能更多了。</text:span></text:p>
      <text:p text:style-name="P3"><text:span text:style-name="T1">其實，我也喜歡舉例。</text:span></text:p>
      <text:p text:style-name="P3"><text:span text:style-name="T1">我的哥哥智能不足，我常常從他的身上看到很多「不一樣的邏輯」。在我看來，他對你、我所服從的那套邏輯系統的「任性」和「膽大妄為」作風，恐怕比誰都還更像住在「天堂」。</text:span></text:p>
      <text:p text:style-name="P3"><text:span text:style-name="T1">先有生活，才有邏輯。邏輯只是生活的應證和補充說明。</text:span></text:p>
      <text:p text:style-name="P3"><text:span text:style-name="T1">人的生活太一致、太專制了。這讓我們人人幾乎以為1+1=2就是唯一的邏輯，就是上帝發佈的真理。</text:span></text:p>
      <text:p text:style-name="P3"><text:span text:style-name="T1">很可能，非常可能，邏輯的問題，只是一個「虛構的問題」（李登輝語）。<text:line-break/></text:span></text:p>
      <text:p text:style-name="P1"><text:span text:style-name="T1">彩色歐巴桑 | 2007.02.14 12:21 | </text:span><text:span text:style-name="T2">#</text:span></text:p>
      <text:p text:style-name="P2"><text:span text:style-name="T1">陳真：</text:span></text:p>
      <text:p text:style-name="P2"><text:span text:style-name="T1">你相信一個「缺席」者，也能參與棋局嗎？<text:line-break/>即使不作表態，也沒有立定任何常規，<text:line-break/>「」說我是無，我是無常.....<text:line-break/>卻以「不在場而在場」的方式繼續替你的存在和未來的選擇作決定嗎？</text:span></text:p>
      <text:p text:style-name="P1"><text:span text:style-name="T1">陳真 | 2007.02.14 11:27 | </text:span><text:span text:style-name="T2">#</text:span></text:p>
      <text:p text:style-name="P3"><text:span text:style-name="T1">a: 來下盤棋吧?<text:line-break/>b: 怎麼下呢?<text:line-break/>a: 怎麼下都行.<text:line-break/>b: .......</text:span></text:p>
      <text:p text:style-name="P3"><text:span text:style-name="T1">如果怎麼下都行,那意味著我們不可能下棋,棋有棋法,語有語法,你可以每一盤棋任意更換棋法,但在某個棋局中,棋法便成為大寫,無從置疑.</text:span></text:p>
      <text:p text:style-name="P1"><text:span text:style-name="T1">陳真 | 2007.02.14 11:18 | </text:span><text:span text:style-name="T2">#</text:span></text:p>
      <text:p text:style-name="P2"><text:span text:style-name="T1">別閉嘴啊.</text:span></text:p>
      <text:p text:style-name="P2"><text:span text:style-name="T1">一加一不一定要等於二,但不管多麼另類的社會建構出多麼另類的數學或邏輯系統,它總是得有個藉以建構該系統的基礎,關鍵在於這基礎並不屬於該系統,而是使該系統藉以成立的一個無可言喻的東西.</text:span></text:p>
      <text:p text:style-name="P2"><text:span text:style-name="T1">知道GODEL的不完全定理吧,講的就是這道理,簡單說: 一個系統中總是會有個你無從證明的東西.</text:span></text:p>
      <text:p text:style-name="P2"><text:span text:style-name="T1">一加一可以等於任何東西,數字也不一定要十進位,也可以八進位或一萬進位隨便你,但不管你怎麼調整系統,系統若要能成立,它就必須有它的一套 "邏輯",否則遊戲無從玩起.</text:span></text:p>
      <text:p text:style-name="P2"><text:span text:style-name="T1">沒有人說炮一定要翻山馬一定要走斜,但不管你讓它們怎麼走,總得有個 "走法",而走法是無從置疑的. 我若苦思電影上的超人為何會飛,這樣的苦思將徒勞無功,因為在 "電影" 這套遊戲裏頭,導演和製片就是上帝,他們要超人幹啥都行,這時從物理學角度苦思超人為何能舉起地球,這樣的苦思或苦思所得將毫無意義,因為這根本不是一個問題,疑問根本無從提出.</text:span></text:p>
      <text:p text:style-name="P2"><text:span text:style-name="T1">於是我們得到一種安全感,事物的存在並不需要一種智性上的基礎,或者說,我們的語言或思考並非無限,總是會有個你必須停止發問或議論的地方,那就是 "邏輯",或者說,那就是上帝. 我們只能 "接受" 邏輯,但無法議論它,更不用說什麼推翻它,那是很荒謬的. 邏輯與經驗無涉,一朝成立便永遠成立.<text:line-break/></text:span></text:p>
      <text:p text:style-name="P1"><text:span text:style-name="T1">陳真 | 2007.02.14 11:00 | </text:span><text:span text:style-name="T2">#</text:span></text:p>
      <text:p text:style-name="P3"><text:span text:style-name="T1">我對自己之文字敏感度真是有點佩服...</text:span></text:p>
      <text:p text:style-name="P3"><text:span text:style-name="T1">胡椒粉的文章是不認識的人傳來的,可能是你的粉絲傳的吧,那是很久很久以前的事了,少說也有四五年,但我對味道這東西的 "記憶力" 就跟狗一樣敏銳而持久. 人們匿名寫信或發言,幾百個名字換來換去,忽男忽女,但我總是能憑著對方一種滲透在表達方式中的味道清楚地知道每個不同署名符號背後是否同一人.</text:span></text:p>
      <text:p text:style-name="P3"><text:span text:style-name="T1">至於其它,後續.</text:span></text:p>
      <text:p text:style-name="P3"><text:span text:style-name="T1">我想你不會介意異議,不會說我激動或懷疑我對你不爽,所以才敢唱反調.</text:span></text:p>
      <text:p text:style-name="P1"><text:span text:style-name="T1">偉煜 | 2007.02.14 10:10 | </text:span><text:span text:style-name="T2">#</text:span></text:p>
      <text:p text:style-name="P2"><text:span text:style-name="T1">阿真哥</text:span></text:p>
      <text:p text:style-name="P2"><text:span text:style-name="T1">確實。</text:span></text:p>
      <text:p text:style-name="P2"><text:span text:style-name="T1">偉煜就是胡椒粉，胡椒粉就是偉煜。不管是以前的胡椒粉，或現在被罵的偉煜，都未曾一天不尊敬你，不喜歡聽你罵人。</text:span></text:p>
      <text:p text:style-name="P2"><text:span text:style-name="T1">（我沒有傳過文章給你）</text:span></text:p>
      <text:p text:style-name="P2"><text:span text:style-name="T1">我想簡單這樣說，以回應來勢洶洶（兇兇）的質疑：</text:span></text:p>
      <text:p text:style-name="P2"><text:span text:style-name="T1">邏輯和上帝都是可挑戰之物，關鍵是語言和使之生成的社會。換個語言，換種把語言生成出來的社會，邏輯和上帝就倏忽改變。</text:span></text:p>
      <text:p text:style-name="P2"><text:span text:style-name="T1">我舉個例子</text:span></text:p>
      <text:p text:style-name="P2"><text:span text:style-name="T1">非洲（真的）有個初民社會，他們用的「數學」數字總共只有1、2、3、4、5、6、7、8。我們的數字9和以後的每一個大於8的數字，他們通通稱之「大家的」。理由是，該部落成員彼此受「風俗習慣」約定，每個人只可以擁有「八頭牛」或「八頭羊」。多出之物，就歸屬社群，為眾人共有，變成「大家的」。</text:span></text:p>
      <text:p text:style-name="P2"><text:span text:style-name="T1">所以，問他們1+3等於多少？他們可能會說：「是4啊！偉煜你這個笨蛋，這麼簡單的數學你也不會？」 但若問他們4+6為何時，他們若不是答8，可能就支吾其詞起來。</text:span></text:p>
      <text:p text:style-name="P2"><text:span text:style-name="T1">如果有人質疑該部落的人腦袋有問題，我恐怕無話可說。只能把維根斯坦愛講，阿真哥經常複述的三隱士故事，繼續傳誦一遍。</text:span></text:p>
      <text:p text:style-name="P2"><text:span text:style-name="T1">對我們來說，1+1=2是個定理。用這個定理，我們可以構想整個數學系統、整個資本主義的運作邏輯、甚至人類整個貪婪、鬥爭的歷史。可能，非常可能，1+1=2的「道理」裡面，藏有所謂「上帝的容光」。但是，世上卻確確實實有另外一群人，他們用另外一套邏輯，構建了另外一個屬於他們自己的「上帝」。</text:span></text:p>
      <text:p text:style-name="P2"><text:span text:style-name="T1">阿真哥，我本想以長篇大論和你討論邏輯和上帝。甚至，討論語言。好把自己更多的無知暴露在你面前。但後來想，如果上面所舉之例，無法說服，我恐怕真的犯錯，或斷無可能給予說服。</text:span></text:p>
      <text:p text:style-name="P2"><text:span text:style-name="T1">此時，我自然便該閉嘴了。</text:span></text:p>
      <text:p text:style-name="P1"><text:span text:style-name="T1">陳真 | 2007.02.14 02:22 | </text:span><text:span text:style-name="T2">#</text:span></text:p>
      <text:p text:style-name="P3"><text:span text:style-name="T1">講到我了. 雖然不知道為什麼突然講到這邊來,但罵人是我的本性,唱反調是我的個性. 簡單說,你把一些 "根本上不相干" (categorically different)的想法給混淆在一起.</text:span></text:p>
      <text:p text:style-name="P3"><text:span text:style-name="T1">首先,矛盾律既然是一種公設或定理,那麼,除非連上帝都不可靠,否則它便不可能被某種 "比過去更為進步" 的想法或理論給 "推翻",更不用說哲學這東西是毫無推翻能力的(就好像莫札特不可能推翻蔡依玲一樣,不管後者唱的歌有多難聽,哲學和音樂一樣,自成一局,實證意義上是不推翻人的).</text:span></text:p>
      <text:p text:style-name="P3"><text:span text:style-name="T1">公設或定理就如邏輯,無可置疑;它並非千秋萬世為真,而是超脫時空之上,既不真也不假,它是一種被給定的(given)東西,在笛卡兒看來,它就像人類知識大廈的一個所謂無庸置疑的地基.維根斯坦當然反對所謂地基的說法,反對的原因是: 當我們說那是地基時,彷彿那仍是一種人類所能說三道四的知識對象,這太自大了,而且既然是一種知識對象,那它便有可能是錯的,可是公設定理邏輯是絕對錯不了的,它既非經驗對象,而是一切經驗之母,於是它便不屬於對錯的領域,既無對錯,推個啥翻? 說矛盾律最近幾年被推翻了,聽起來很荒唐不是嗎? 那就好像說上帝前一陣子被媽祖政變了一樣,此話太玄.</text:span></text:p>
      <text:p text:style-name="P3"><text:span text:style-name="T1">矛盾律不過就是邏輯上的p與非p,p若為真,非p就不可能為真. 這時 p 指的是任何命題,而不是指一種你我可任意賦予意涵的美學概念,比方說 "笨".<text:line-break/><text:line-break/>還有,以此類 "與經驗無關如數學般的" 討論來得出一種經驗世界的道德說辭(比方說 "反對人事物之二元對立" 之類的無聊八股),那就像看到 "天行健" 就說 "君子以自強不息" 般缺乏智性上的吸引力. 它憑空而來的獨斷道德結論或許是對的美的善的,但它卻沒有任何智能上的價值或魅力.</text:span></text:p>
      <text:p text:style-name="P3"><text:span text:style-name="T1">還有, 你說:</text:span></text:p>
      <text:p text:style-name="P3"><text:span text:style-name="T1">"""要不，是「這樣」；要不，就是「不是這樣的那樣」，這是一種「非此即彼」觀點。"""</text:span></text:p>
      <text:p text:style-name="P3"><text:span text:style-name="T1">這話完全錯誤,這哪是什麼矛盾律? 「這樣」如果是 p,非p則是「不是這樣」,而不是「不是這樣的那樣」. 比方說我現在穿的毛線衣是紅色的,紅色就是p,但非p卻只是 "非紅",至於非紅之外有多少種選擇,矛盾律怎麼會禁止? 而且要從何禁止起經驗世界之萬千樣態?</text:span></text:p>
      <text:p text:style-name="P3"><text:span text:style-name="T1">拿一百塊買一罐舒跑二十五塊,數學上理應找回75,可是,萬一老闆娘喜歡董事長,硬要打八折,硬要找我 80塊,我不會因此以為老闆娘推翻了某種數學公設或演算方式. 那完全是兩種 "根本上不相干" 的討論不是嗎?</text:span></text:p>
      <text:p text:style-name="P3"><text:span text:style-name="T1">另外,插播幾句題外話,你說你曾寫信給我,但我想你當時並非以偉煜之名,我只是要說,我雖常怠慢朋友,但朋友的名字我不容易忘懷,可我卻怎麼想也想不起你的名字,不知道是不是中年失智?</text:span></text:p>
      <text:p text:style-name="P3"><text:span text:style-name="T1">我倒想起曾經看過有人傳給我看的一位名字有 "胡椒粉" 幾個字的人寫的文字,跟你的味道很像. 順便一提,沒啥特別的意思.</text:span></text:p>
      <text:p text:style-name="P1"><text:span text:style-name="T1">彦博 | 2007.02.12 19:03 | </text:span><text:span text:style-name="T2">#</text:span></text:p>
      <text:p text:style-name="P2"><text:span text:style-name="T1">通常是要上当的，上政治的当，上宗教的当，上民主的当，上独裁的当！通过这些大家全都被培养成疑心病。而疑心病的另一种表现应该就是理想和主义了，因为都是病人，又都有理想和主义，所以就相互攻奸。我要是上帝，就把全部的人变成畜生去森林里做低级打斗，不许进化为灵长类，不许有生殖器，全部靠分裂细胞生长，整个森林只有两派，一派黑毛，一派红毛，（为什么要长毛？因为有毛便不至于冻死）全部吃草和树叶，不许有花和果实（植物也不许有生殖器），这样大家可以安心的相互撕</text:span><text:span text:style-name="T3">杀</text:span><text:span text:style-name="T1">，绝对不会出现为了海伦而出现的龌龊事儿。简单到黑看到红就</text:span><text:span text:style-name="T3">杀</text:span><text:span text:style-name="T1">，红看到黑就</text:span><text:span text:style-name="T3">杀</text:span><text:span text:style-name="T1">，因为没有生殖器，靠分裂细胞，所以也不至于灭绝，因为所有的地方都是一样的吃草和叶子，自然资源和领土的重要性相应减低。好了，明天起来，大家都成畜生了，晚上开PARTTY吧！</text:span></text:p>
      <text:p text:style-name="P1"><text:span text:style-name="T1">偉煜 | 2007.02.09 00:47 | </text:span><text:span text:style-name="T2">#</text:span></text:p>
      <text:p text:style-name="P3"><text:span text:style-name="T1">有別於「沒有第三條路可走」的看法，我認為我們確實「還有第三條、第四條、第五條…第一百九十七條路可走」的種種可能性。</text:span></text:p>
      <text:p text:style-name="P3"><text:span text:style-name="T1">要不，是「這樣」；要不，就是「不是這樣的那樣」，這是一種「非此即比」觀點。此觀點的濫觴，大概可源自Aristotle。</text:span></text:p>
      <text:p text:style-name="P3"><text:span text:style-name="T1">他在Metaphysics的談話中提到：同一屬性在同樣情況下，不可能既屬於、又不屬於相同主題。後人把他這項觀點稱之為「矛盾律」或「不矛盾律」。舉例來說，（亞里斯多德認為）妳不能說我笨，同時又說我不笨。若妳執意如此，就是犯了矛盾。按他老人家的意思，「矛盾律」這項定律屬於不需經驗證明的「首要原理」（principium）。這個字的拉丁文原意，意指：所有知識都是從這項原理中推導而出，並不得與其發生違背。</text:span></text:p>
      <text:p text:style-name="P3"><text:span text:style-name="T1">做為知識、真理的「母法」，作為標準化的思維形式的邏輯運作規則，「矛盾律」支配了西方思想家與科學界長達兩千年之久。在這過程中，近現代自然科學把原本作為思維形式邏輯規則的「不矛盾律」運用到自然科學思維模式和現代生活裡，並對之極端化和絕對化的崇拜。以致，幾乎不容許或排斥各種「辯證法」的運用。一直到十八世紀以後，「非此即比」的思維方式開始受到挑戰。</text:span></text:p>
      <text:p text:style-name="P3"><text:span text:style-name="T1">Hegel認為：任何互相排斥的對立概念，其實都是建立在「互相依賴」的基礎上。Jacques Derrida也認為：意義來自於語詞間「不同一的同一」關係。當某一個概念被定義以後，另一個與它對立的概念也「同時」受其「相對性」或「差異」定義。舉例來說，一個根本對「胖」毫無概念的人，若說自己很瘦，他所說的話其實是沒有意義的。說胖等於說不瘦，反之亦然。我們必須把對立以一種「關係」的形式看待，否則，無法產生任何意義。</text:span></text:p>
      <text:p text:style-name="P3"><text:span text:style-name="T1">必須知道：我們絕不可能不通過同時產生一個「是」的方式，去生產一個「非」。</text:span></text:p>
      <text:p text:style-name="P3"><text:span text:style-name="T1">法國的Edgar Morin提過「多重性統一律」（le principe des unités multiplex）的概念。這個概念主要是在談複雜組織，這種組織是由無法分離的異質性元素所構成。看看這個句子：</text:span></text:p>
      <text:p text:style-name="P3"><text:span text:style-name="T1">「這是一隻有著黑眼睛的白貓，牠的肚子很胖，但腳很瘦」。</text:span></text:p>
      <text:p text:style-name="P3"><text:span text:style-name="T1">在上面這個句子裡，有白、黑和胖、瘦等對立概念，這兩組對立概念的諸元素彼此雖然矛盾，但放進這個句子裡，卻完全不會有衝突、不會不和諧。這就是一種「多重性統一律」的見證。</text:span></text:p>
      <text:p text:style-name="P3"><text:span text:style-name="T1">Focault說：：「一切事物都是由『完全不同的東西』所構成的」。簡單講，不同的東西，可以變成「一個東西」；「一個東西」也可以拆解成很多不同的東西。我們若把任何一個歷史事件的終了和起頭作個比較就能發現，歷史的頭、尾，總是存在著種種的不一致與不協調。但是，這麼多不一致和不協調，卻能構成一個井然有序的歷史，供我們辨認和訴說。因此，Gilles Deleuze才會說：存在著「『互補的』兩種絕對不同的現實」。</text:span></text:p>
      <text:p text:style-name="P3"><text:span text:style-name="T1">又好比，我出生在台南，卻生長在台北。我愛看圖畫，卻幾乎不會畫畫。我不喜歡睡覺，卻常懷疑自己不曾醒來。我愛看陳真寫的文章、很愛接著他的話大放厥詞，卻常怕自己會挨他的罵。這許多矛盾的我，難道不構成一個完整、統一的我？</text:span></text:p>
      <text:p text:style-name="P3"><text:span text:style-name="T1">事實上，傳統的「要不是這樣，即不是這樣的那樣」這樣一種「非此即比」觀點，早就被現代哲學、語言學和新興科學觀點推翻了。其中，按存在主義的想法，即使什麼學都沒學過，事物的意義也總能被那些日復一日，反覆決定事物究竟「以」或「可以」什麼樣態存在、諸如妳我這類普通人身份的「去存在者」輕易推翻，重新定義。</text:span></text:p>
      <text:p text:style-name="P3"><text:span text:style-name="T1">譬如，我手裡拿了一個蘋果。傳統的「非此即比」觀點和矛盾律擁護者大概會認為，這要不是蘋果；要，就是蘋果。但是，存在主義者會說，這究竟是不是一棵蘋果，要由決定事物是什麼的人來決定。一個想吃這顆蘋果的人，可能會認為這顆蘋果是「食物」，而不是抽象的蘋果、不是只能說不能吃的「抽象名稱」。一個想要作靜物寫生的人，可能會認為這顆蘋果是個「作畫的練習對象」。一個暴怒的人，可能把這顆蘋果當成「武器」，拿它丟人。坐在樹下的牛頓，可能把掉到他頭上的蘋果當成「觸動其玄思冥想的東西」。明明是同一個東西，卻同時能有這麼多的分身。</text:span></text:p>
      <text:p text:style-name="P3"><text:span text:style-name="T1">矛盾在此還有什麼意義？</text:span></text:p>
      <text:p text:style-name="P3"><text:span text:style-name="T1">「事物『是』什麼、事物『不是』什麼、以及事物是什麼和不是什麼的『邊界』三者之間，永遠都有種種的「可轉換性」。</text:span></text:p>
      <text:p text:style-name="P3"><text:span text:style-name="T1">除非堅持頑固，否則，生命的道途裡並無什麼『雙岔路口』。</text:span></text:p>
      <text:p text:style-name="P3"><text:span text:style-name="T1">小心！請小心！</text:span></text:p>
      <text:p text:style-name="P3"><text:span text:style-name="T1">Derrida說：停止傾聽那些大呼『注意聽』的人。</text:span></text:p>
      <text:p text:style-name="P3"><text:span text:style-name="T1">特別是：當他們輕易地頌揚「博愛」。</text:span></text:p>
      <text:p text:style-name="P3"><text:span text:style-name="T1">小心！請小心！<text:line-break/></text:span></text:p>
      <text:p text:style-name="P1"><text:span text:style-name="T1">仔仔 | 2007.02.08 19:46 | </text:span><text:span text:style-name="T2">#</text:span></text:p>
      <text:p text:style-name="P2"><text:span text:style-name="T1">為了怕有人認為我真的到過東山大學研講﹝因為我把文章出處寫在最下面﹞，我在此聲明一下，下面貼的那篇文章是別人寫的。文章大意是說：在以巴問題上，不問親以親巴，只問通不通。</text:span></text:p>
      <text:p text:style-name="P1"><text:span text:style-name="T1">仔仔 | 2007.02.08 19:34 | </text:span><text:span text:style-name="T2">#</text:span></text:p>
      <text:p text:style-name="P3"><text:span text:style-name="T1"><text:line-break/>以巴之爭斷想錄之立場問題<text:line-break/>2006年9月我在山東大學做了一場有關以巴問題的演講之後，聽眾的第一個問題便是：“我們這裏都說巴以，您說以巴，是否別有深意？”我告訴他說我不在乎詞的順序，你要是覺得巴以順嘴，不妨就說巴以。<text:line-break/><text:line-break/>在很大程度上，這個問題是對以巴之爭立場問題的絕妙解說：要麼你說以巴，要麼你說巴以，語言本身並不留給你做第三種選擇的餘地。以巴問題也是如此，只要你開始論述，那麼你或者親巴，或者親以，並無第三條路可走。<text:line-break/><text:line-break/>以巴問題之所以沒有中間立場，其主要原因是該問題牽扯面太廣，在宗教上牽扯到到了世界上最主要的幾種宗教之間的恩恩怨怨，在文化上糾纏著幾大文化圈之間的交鋒摩擦，在政治上與冷戰時期世界兩大意識形態陣營之間的糾葛以及今天文明圈陣營之間的衝突都有千絲萬縷的聯繫，在經濟上則直接與世界經濟的大動脈—-石油問題的發展環環相扣。這樣一個舉世罕見的盤根錯節的複雜問題偏偏又幾十年沒有解決，結果是各種權力話語都在不同程度上發展出了自己的以巴主題，並在以巴問題上建立了自己的立場。從這個意義上說，以巴問題早就超越了地區衝突的身份，成了某種人人必談，具有宗教性或哲學性特質的話題，所以即使是跟這個問題八竿子打不著的日本赤軍也一定要在這個問題上表白一下自己的立場，即使是對戴安娜死因的交通事故調查也會把這個問題扯在裏邊。<text:line-break/><text:line-break/>由於以巴問題在各種權力話語中的強大存在，所以即使是對這個問題一無所知，跟這個問題毫不相干的人也往往談得吐沫星子橫飛，此所謂權力話語強迫症，無非是對各種權力話語的復述而已。又因為權力話語在以巴問題上的立場是先決的，所以只要談論這個問題，必然站上一個立場。誇張點說，你在以巴問題上的立場是與生俱來的，如果你生在一個穆斯林背景的家庭裏，你基本上沒有什麼親以的機會；如果你生在一個西方主流基督教背景的家庭裏，那麼你同情以色列的機會就比較大，也就是說你在以巴問題上的立場是宗教權力話語決定的。當然也有些人是在後來的生活經歷中接受的權力話語。比如我認識幾位元支援台獨同時又極端反以的臺灣人，究其原因，是因為台獨勢力遭國民黨打壓多年，美國又支持國民黨，又此牽連盤帶，順帶就把以色列恨在了裏邊。在這一點上，無論是大陸還是其他地方，反以立場被作為反美權力話語的延伸是一個常見的現象。當然，除了這些常見的權力話語外，還有大量其他權力話語也摻在裏邊裹亂。這次我在山大跟學生對話，就發現中國傳統的“大一統”權力話語居然也摻和在裏邊：統一是好的，分裂是壞的，因為以巴分治是分裂，所以是壞的。如此等等，不一而足，要是好好做一些文本分析，我相信各種主要權力話語都能在以巴問題中被抓住尾巴。去年某先生甚至在網文中大聲疾呼，懇求當權者不要聽信某些“語言學者”的親以評論。在這裏，權力話語的影響強到這樣一個程度，以至於該先生誤以為這些話語可以直接轉化為權力。<text:line-break/><text:line-break/>也許你想說我就是中立的，我就是客觀的，我不親巴也不親以。糟透了，您的立場何在並不完全由您說了算，因為你在立場問題上的自主能力跟衝突的激烈程度成反比。好比兩人打架，如果你以中間人的身份去拉架的話，那麼你保持中間人身份的機會跟你能多快拉開這場架緊密相關。你要是不能一下拉開的話，那麼你早晚會被指責為拉偏架，而且時間越長，你卷在一塊兒打群架的概率也就越高。以巴衝突恰恰就是這麼一場誰也拉不開，總也打不完的架。除非你一輩子不開口，只要開口，立刻就有一個立場問題。去年有一位巴勒斯坦先生寫了一篇教訓中國以巴問題論者的文字。照他的看法，如果你說“特拉維夫”而不說“以色列首都特拉維夫”的話，你就是在幫助猶太複國主義者侵佔耶路撒冷。按這個標準，中文網上提到過這個海濱城市的網友百分之九十九都成了猶太複國主義的同謀者，無論他們在以巴問題上發表過何種見解。不要以為這是說笑話。前新華社國際部主任馬曉霖先生多年報導巴勒斯坦人的情況，他對阿拉伯方面的同情態度有目共睹。即便如此，新華社內還是有人說他“親美親以”，聞者無不目瞪口呆。我在中文網上是成分劃定了的“親以右派”，去年碰上一個以色列真右派，三言兩語就把我打發進了同情巴勒斯坦人的左派陣營，他老人家的根據有兩個：第一、我住在特拉維夫，一個中產階級的聚集區，而中產階級是左派的社會基礎；第二、我在大學教書，而知識份子一向是左派的中堅力量。所以無論我在以巴問題上說過什麼做過什麼，我都是個本質上同情巴勒斯坦人的左派。這些都還只是口誅筆伐。在迦沙地帶，不少西方民間組織人士在那裏向巴勒斯坦人提供幫助，其中有些人協助巴勒斯坦人跟以色列搗亂。在以色列看來，這些都是不折不扣的反以分子，甚至是恐怖組織的幫兇。然而一旦發生危機，這些人往往又成了巴勒斯坦恐怖組織的綁架物件。在這些恐怖組織眼裏，這些人的立場並不由他們的言論和行為決定，而是由他們的種族宗教文化背景決定的。去年一位元參加人道組織活動援助巴勒斯坦的義大利青年便是因此在耶路撒冷老城被阿拉伯人亂刀捅死的。<text:line-break/><text:line-break/>所以以巴問題上的所謂中間派其實不過是時而站在這邊，時而站在那邊，被巴勒斯坦人看成反巴分子，被以色列看成反以分子，好比每逢“以巴”這個字眼兒，不肯說“以巴”，也不肯說“巴以”，一定要說“以巴巴以”，以示自己比別人公正，結果只是比別人更囉嗦而已。<text:line-break/><text:line-break/>所以以巴問題之有兩極立場，好比人之有男女。男女吵架不會把“你是男的”、“你是女的”拉出來當罵詞，有關以巴問題的絕大多數爭論卻可以用“你是親巴的”、“你是親以的”兩句話來概括。這裏的原因只有一個，參加爭吵的雙方往往對爭吵的內容一無所知，好像吵架的男女並不知道為什麼要吵架，所以除了把對方的性別拎出來說事兒以外並無別的淡可扯。同理，今天在中文網上大談以巴問題的網客，很多都不知道自己在說什麼。爭吵的雙方吵了半天，只是權力話語的復述而已。<text:line-break/><text:line-break/>當然，權力話語的復述自然有其意義，不過那不是我關心的問題。我關心的是：如何在以巴問題上跳出權力話語的怪圈，使以巴問題，或者更大一點說，阿以問題或者中東問題的討論成為有建設意義的對話。<text:line-break/><text:line-break/>曾經有一位大談以色列民主問題的網友在被我指出他其實連以色列住著幾個巴勒斯坦大活人都不知道之後惱羞成怒，罵我是“猶太人的奴隸”。這是個權力話語衝突的典型例子。在這裏，有關事實的討論被賦予了超出常情的意義，被解讀為敵對權力話語的偷襲。又因為自己對事實一無所知，被對方偷襲得手，於是祭出駡街大旗。遵循禮尚往來的原則，我該回敬他說“你是阿拉伯人的奴隸”才對。謝天謝地，我至今還沒墮落到那個層次。不過這件事情給了我們一個很好的例子，說明權力話語的無邊權力只有通過對事實的討論才能加以制約。這並不是說當我們探討事實的時候，權力話語就不存在了，我們使用的語言仍然受到權利話語制約，我們觀察的角度仍然受到權力話語的影響，但對於事實，特別是在對話中顯現出來的事實的瞭解與研究，卻可以平衡我們的觀點，不至於掉到極端主義的泥潭裏去，更不會淪為駡街的潑男潑婦。好比一對談判商業合作計畫的男女，如果能把注意力放數字、計畫等實際問題上，就不會再總是盯著對方的性別想入非非。<text:line-break/><text:line-break/>我希望2007年的中文網友在討論以巴問題時可以首先對自己的立場問題採取平和的態度，就像我的一位研究以巴問題多年的朋友所說的：“在以巴問題上，不問親以親巴，只問通不通。”無論親巴親以，出身是無法選擇的，因此也就不必太過在意。不必誇張地認為因為自己採用了某一立場就比另一立場的人更高明，因此就盛氣淩人，也不必怕別人說你有立場就遮遮掩掩。其次是對別人的立場問題採取更加平和的態度，既然立場是誰也逃不掉的事情，反正不是親以就是親巴，因此也就是最不重要的事情，讓我們來看看他敍述的事實是不是有點新東西，是不是詳盡，是不是有分析水準。更重要的是：讓我們看看我們在對事實的描述和理解方面有沒有跟他一致的地方。是否尋求共同點是建設性對話跟破壞性對話的主要區別所在。因此對於那種專門找茬吵架以至駡街的破壞性對話者，完全可以置之不理，須知他們中間的很多人，不過是把國人隨地吐痰的惡習帶到了網路世界而已。<text:line-break/>张平<text:line-break/><text:line-break/>2007年1月1日 于特拉维夫<text:line-break/>本文選自多維博客<text:line-break/></text:span></text:p>
      <text:p text:style-name="P1"><text:span text:style-name="T1">偉煜 | 2007.02.08 03:00 | </text:span><text:span text:style-name="T2">#</text:span></text:p>
      <text:p text:style-name="P2"><text:span text:style-name="T1"><text:line-break/>——假如我真的就是自己夢裡的國王，那我還有什麼可夢？如果我擁有那些絕無可能的景致，又有何物能成為我的幻影？</text:span></text:p>
      <text:p text:style-name="P2"><text:span text:style-name="T1">因為我是無，我才能想像自己就是一切。</text:span></text:p>
      <text:p text:style-name="P2"><text:span text:style-name="T1"><text:line-break/>——我渴望昏昏欲睡之感。瀕臨沈睡是生活的期許，而非生活的休息。</text:span></text:p>
      <text:p text:style-name="P2"><text:span text:style-name="T1"><text:line-break/>——我之所以能縱情享樂於一片寬闊田野，是因我並不生活在這裡。</text:span></text:p>
      <text:p text:style-name="P2"><text:span text:style-name="T1"><text:line-break/>——我們當中的每一個人都比另一個人更豐富。比很多人豐富。比把每個人通通加起來更豐富。這就是為什麼一個無視周圍一切的人，也可以因四周一切而歡喜或悲傷。</text:span></text:p>
      <text:p text:style-name="P2"><text:span text:style-name="T1">從而，別於自我。</text:span></text:p>
      <text:p text:style-name="P2"><text:span text:style-name="T1"><text:line-break/>——無論這是否是真理，我都將對其聽命。無論上帝和女神是否存在，我都會交出實在的我。我將順從所有將至的命運，順從每個提供給我的機會，對一切早就並還將食言於我的許諾無限忠誠。</text:span></text:p>
      <text:p text:style-name="P2"><text:span text:style-name="T1"><text:line-break/>Fernando Pessoa</text:span></text:p>
      <text:p text:style-name="P1"><text:span text:style-name="T1">偉煜 | 2007.02.08 01:39 | </text:span><text:span text:style-name="T2">#</text:span></text:p>
      <text:p text:style-name="P3"><text:span text:style-name="T1">有個叫做 IRAQ BODY COUNT 的網站（http://www.iraqbodycount.org）根據各國（其實主要是英、美兩個入侵國）新聞網站的報導，有計畫地（？）統計自美國第二次軍事入侵伊拉克後，伊拉克平民直接受美軍（或其引導的）軍事行動波及而死亡的人數。</text:span></text:p>
      <text:p text:style-name="P3"><text:span text:style-name="T1">雖然它的信度和效度很有問題，例如，只按「英文」報導統計、只按「新聞報導」統計、只統計「直接」被武器打死的人數，但我們未嘗不可以「反過來」把它當作一種「霸權指標」或「粉飾指標」來參考。</text:span></text:p>
      <text:p text:style-name="P3"><text:span text:style-name="T1">我願意相信，許多時候，許多人心是良善的。但有時，人們一意孤行其「無知的良善」卻反而可能招來更多的惡與不正義。<text:line-break/></text:span></text:p>
      <text:p text:style-name="P1"><text:span text:style-name="T1">陳真 | 2007.02.08 00:14 | </text:span><text:span text:style-name="T2">#</text:span></text:p>
      <text:p text:style-name="P2"><text:span text:style-name="T1">有人看我發呆,做沉思狀,於是問,老大,你在想什麼? 老大想了一想說: 我在想我在想什麼.</text:span></text:p>
      <text:p text:style-name="P2"><text:span text:style-name="T1">這話像個引子,寫下悲劇的第一章. 生命既一無所有,便也無從浪費,只能浪費生命. 就像得了一場病(或者說就像陷入一場戀愛),我的青壯歲月全數在這奇怪的句子裏載浮載沉.</text:span></text:p>
      <text:p text:style-name="P2"><text:span text:style-name="T1">幻想理想夢想你什麼都能想,但你就是無法想你在想什麼,因為我不能跑到我的後面來,我無法談我自己,就好像語言不能談論語言本身一樣.</text:span></text:p>
      <text:p text:style-name="P2"><text:span text:style-name="T1">我在想我在想什麼,若此能想,句子便沒完沒了,難道我能說 '我在想 "我在想我在想什麼"'...</text:span></text:p>
      <text:p text:style-name="P2"><text:span text:style-name="T1">我只有一個,我的後面只有虛空幻影,而不是一個個更為抽象崇高的我.</text:span></text:p>
      <text:p text:style-name="P2"><text:span text:style-name="T1">哲學總是吸引那些老想著我我我的人,打開哲學書,即便是邏輯與數學哲學,寫的仍是個我字,從第一頁到終於斷氣的最後一頁,全寫著我我我我我...</text:span></text:p>
      <text:p text:style-name="P2"><text:span text:style-name="T1">這就是哲學吧. 但寫上一千萬遍個我,仍不過只是個我字. 哪天那個奇怪的哲學家死了, 起出遺物,天啊,千言萬語的創作,寫些什麼呢? 只不過寫個我字,訴說那無從訴說的影子.</text:span></text:p>
      <text:p text:style-name="P2"><text:span text:style-name="T1">向著滑鼠發號施令的那個我,對著紙上空間飄揚的我我我我我詢問質疑起惆悵,就像一個無辜的人總是忘不掉他在月光下灑落一地的浪漫影子; 我知道那只是影子,但擺脫影子的魅惑卻不容易.</text:span></text:p>
      <text:p text:style-name="P2"><text:span text:style-name="T1">有時告訴自己說,屈服吧,屈服在那夢與現實的交錯地帶,屈服在那既陰鬱又明亮的月光下,別再抵抗了,難道你真以為自己能自行起降浮沉?</text:span></text:p>
      <text:p text:style-name="P2"><text:span text:style-name="T1">雖然故事有點荒謬,但並不可笑.</text:span></text:p>
      <text:p text:style-name="P2"><text:span text:style-name="T1">寫到這裏,我又想起我的身高來了. 老大,你多高? 老大站直身子摸摸自己的頭說: 嗯,就這麼高.</text:span></text:p>
      <text:p text:style-name="P2"><text:span text:style-name="T1">"可是,老大,這麼高到底是多高?"</text:span></text:p>
      <text:p text:style-name="P2"><text:span text:style-name="T1">號稱一百七,這就是你要的答案嗎?</text:span></text:p>
      <text:p text:style-name="P2"><text:span text:style-name="T1">於是連身高都蒙上一種神祕.</text:span></text:p>
      <text:p text:style-name="P1"><text:span text:style-name="T1">陳真 | 2007.02.07 22:57 | </text:span><text:span text:style-name="T2">#</text:span></text:p>
      <text:p text:style-name="P3"><text:span text:style-name="T1">根據醫學期刊 Lancet去年十月的一篇調查研究,伊拉克自美軍入侵後死亡 65萬人,但這研究是基於一種比較,比較比平時多出來的部份,無法知道65萬死者中婦女小孩的比例. 但戰亂受害者,自然是以弱者即婦孺居多.</text:span></text:p>
      <text:p text:style-name="P3"><text:span text:style-name="T1">今天如果是布希被處死被滅九族,然後再殺死 65 萬個美國人,美國恐怕會把整個銀河系全毀了才甘休.</text:span></text:p>
      <text:p text:style-name="P1"><text:span text:style-name="T1">怡靜 | 2007.02.05 22:49 | </text:span><text:span text:style-name="T2">#</text:span></text:p>
      <text:p text:style-name="P2"><text:span text:style-name="T1">關於本站的地圖未更新一事，迦薩走廊和約旦河西岸地圖都是取自於半島電視台(Al Jazeera)的英文官方網站中巴勒斯坦專題，他們的地圖未更新，加上我們一時也沒有找到合適的地圖，所以暫時未更新。如果有需要地圖的朋友，請自行上google查詢，我想應該可以找到一堆新的舊的地圖，要不然在腦海裡想像，直接把迦薩的屯墾區搬到約旦河西岸去也可以。</text:span><text:a xlink:type="simple" xlink:href="http://a-mother-from-gaza.blogspot.com/2005/08/re-engagement.html"><text:span text:style-name="T2">Gaza "Disengagement" = West Bank Engagement Map</text:span></text:a></text:p>
      <text:p text:style-name="P1"><text:span text:style-name="T1">彦博 | 2007.02.05 15:03 | </text:span><text:span text:style-name="T2">#</text:span></text:p>
      <text:p text:style-name="P3"><text:span text:style-name="T1">很久没来了，有个很想知道答案的问题请教：米国在伊拉克死亡的士兵都有精确的统计，那谁晓得伊拉克的平民到现在死亡多少了？妇女多少？儿童多少？拜谢！急</text:span></text:p>
      <text:p text:style-name="P1"><text:span text:style-name="T1">偉煜 | 2007.02.05 12:30 | </text:span><text:span text:style-name="T2">#</text:span></text:p>
      <text:p text:style-name="P2"><text:span text:style-name="T1">懷軒</text:span></text:p>
      <text:p text:style-name="P2"><text:span text:style-name="T1">謝謝你（妳）看我的留言。</text:span></text:p>
      <text:p text:style-name="P2"><text:span text:style-name="T1">你的提問，對我來說十分困難，讓我幾乎想要放棄回答。因為，我不確定自己會不會陷入一個不能用交談來談出「更多」意義的話語困境。你對我的上一段話語提問，顯見你不願對之「誤解」，或者，顯見你開始探究我的「誠實」。但是，若把Eco意見極端推論，一旦我們開始聽止誤解、一旦我們向人追究誠實，語言就會因為過於「清晰」，或者因為過於「剛硬」，而突然變得「混濁不明」或變得「脆弱不堪」。此時，該語言活動，要不，嘎然停止；要不，掀起混戰。</text:span></text:p>
      <text:p text:style-name="P2"><text:span text:style-name="T1">也許，你的問題是一個有關「靈魂」的問題，或是我比較喜歡說的「詩」的問題（我並不真的懂「詩」，也不相信「靈魂」可以棲息哪裡，但我把大部分自己不懂之物都以「詩」和「靈魂」代之）。若真是如此，我恐怕無法做出什麼回答。只能請你在下面這片由語言堆砌的模糊之上惠賜最大「感受」。</text:span></text:p>
      <text:p text:style-name="P2"><text:span text:style-name="T1">我是這樣想的：</text:span></text:p>
      <text:p text:style-name="P2"><text:span text:style-name="T1">之前，我寫了很多亂七八糟的玩笑話（請見新聞與健康和網路作者須知兩文），在我自己看來，它們才是「真正的」胡說八道。但是，卻無人予以提問追究。那是因為我很「真誠」，還是因為我沒說「錯」什麼，大家才沒對我提出疑義？</text:span></text:p>
      <text:p text:style-name="P2"><text:span text:style-name="T1">可能兩者都不是。</text:span></text:p>
      <text:p text:style-name="P2"><text:span text:style-name="T1">或許，那只代表那些話語活動根本沒人參與（沒人閱讀），也或許，那代表大家「參與」並「共謀」了一場由我發起的語言嬉戲。雖說由我所發起，但我卻不是真正的「主事者」。「真正的主事者」，其實是一片片碎裂的「事件」；是一長串連綿的「歷史」；是既能斷章取義，又無法切割分斷的「語言」；是我們緣木求魚般地對表達生活感受的百般無聊「情感」。還有，是「詩」的慾望和「靈魂」的焦急喘氣。</text:span></text:p>
      <text:p text:style-name="P2"><text:span text:style-name="T1">是我們大家一起和事件、歷史、語言、情感、詩和靈魂，或其它我叫喚不出來的神秘之物，「參與」並「共謀」了由我發起的一場過於胡鬧的語言嬉戲，「意義」才無聲無息地透過那些文字在我們之間喧鬧的溢出。</text:span></text:p>
      <text:p text:style-name="P2"><text:span text:style-name="T1">共謀，是使語言「說話」的條件；只有世界的「整體」才能使我們聆聽、才能對我們發言。一旦有人堅持「退場」，這場語言的表演活動就再難維繫。</text:span></text:p>
      <text:p text:style-name="P2"><text:span text:style-name="T1">多數時候，出問題的並不是語言，而是「我們」―「妳一個」，「我一個」四分五裂的「我們」。我們往往不追究「我們」怎麼了，卻常常繞著語言打轉。</text:span></text:p>
      <text:p text:style-name="P2"><text:span text:style-name="T1">畢竟，「我」永遠不可能理解「你」，除非你、我一起變成「我們」。</text:span></text:p>
      <text:p text:style-name="P2"><text:span text:style-name="T1">Foucault說：「在『語言說話』的地方，人就不再存在了」。因為此時，說話的人已經融入到一個「我們」的整體裡面去了。我們所處的這個經由語言運作而不斷擴大起來的「大世界」，其實不過只是一個被各式各樣的「說話方式」分門別類起來的對象罷了。其實，世界並不在語言「之外」，經由語言而被「指示」出來。世界就在語言裡面，在語言自己指向自己的過程中顯現。再說一次，語言就是世界；「人的世界」只存在人的語言裡面。</text:span></text:p>
      <text:p text:style-name="P2"><text:span text:style-name="T1">「語言就是世界」，並不是說人的話語有多「偉大」。相反，這話更凸顯了話語的渺小和微不足道。多數時候，我們只能靠「說」來指認世界，然而，世界卻遠比我們所說有更豐富面向。人若以為所說「即」為所指，或「能」為其所指，卻不曉得，這終究只會是一場「痴心妄想」的話，那麼這人就真的只能落入話語的困境裡面，只能在「人的世界」裡生活，不能與靈魂同憂，不能與「詩」為樂。</text:span></text:p>
      <text:p text:style-name="P2"><text:span text:style-name="T1">無論如何，語言自己是不會有意義的，使事物有意義的一定是人的靈魂與其為詩的能力。將來有一天，人工智慧或許也會像我們人一樣，很會「說話」，或許，它們還能精確回答我們的問題。但是，那些話語絕不會以「有意義」的方式，掀起他們靈魂的波濤洶湧，或惹發它們的「詩性」。</text:span></text:p>
      <text:p text:style-name="P2"><text:span text:style-name="T1">語言是一種很不精確之物，但我們卻常向它提出過度精確的要求。有時候，人們難以溝通，那是因為我們對十分不精確的生活提出太多過於精確的要求所致。</text:span></text:p>
      <text:p text:style-name="P2"><text:span text:style-name="T1">小時候，我產生過如是的困惑：</text:span></text:p>
      <text:p text:style-name="P2"><text:span text:style-name="T1">我的媽媽明明告訴我：「她愛我」，為什麼她還要用藤條擊打我的手掌或屁股處罰我？難道，我的手心和屁股不屬於「我」的一部份？或者，她愛我，卻不愛我的手心與屁股？</text:span></text:p>
      <text:p text:style-name="P2"><text:span text:style-name="T1">所幸，長大以後，我再也不像編字典專家或程式語言專家般地持續追問這個問題。如此，我才享受了愛—一種讓人感動卻無話可說之物。<text:line-break/></text:span></text:p>
      <text:p text:style-name="P1"><text:span text:style-name="T1">懷軒 | 2007.02.05 02:32 | </text:span><text:span text:style-name="T2">#</text:span></text:p>
      <text:p text:style-name="P3"><text:span text:style-name="T1">我覺得納悶~"如果語言不在了，「人的世界」也就不在了。到時，靈魂也可能不在了。啞口無言當然可能產生另一種美感，但到時，美感又該用何物感受、承載？詩、歌又要如何進行？"<text:line-break/>語言既然不在了，又何來詩歌進行的問題？語言不在，靈魂就會不在嗎？總覺得這兩個並不是綁在一起的東西。而美感究竟又需要什麼"物"去感受，去承載？美感本身不能承載自己嗎？</text:span></text:p>
      <text:p text:style-name="P1"><text:span text:style-name="T1">偉煜 | 2007.02.03 21:08 | </text:span><text:span text:style-name="T2">#</text:span></text:p>
      <text:p text:style-name="P2"><text:span text:style-name="T1">如果不先提供語言的使用說明或指導手冊，否則，語言難以產生可溝通的意義。</text:span></text:p>
      <text:p text:style-name="P2"><text:span text:style-name="T1">維根斯坦說：「我們說出一個語句，並把這個句子中的每個語詞意義告訴某人；這就等於把如何使用這些語詞和如何使用這個語句的方法告訴了他」。</text:span></text:p>
      <text:p text:style-name="P2"><text:span text:style-name="T1">然而，多數人講話時，卻缺少這個傳授使用說明或提供指導手冊的必要過程，以致說話變成像是一種命令式的訓話。這種訓話，狀似慷慨激昂，其實卻負載極少的「意義」。沒有意義的訓話，就像缺乏使用說明或沒有指導手冊的工具一樣，讓人只能照本宣科，根本沒法運用、操作。</text:span></text:p>
      <text:p text:style-name="P2"><text:span text:style-name="T1">意義必然牽扯私心。當我們在告知別人某事、某物有何意義的同時，在過程中，經常也「順便」偷渡了我們對該事、該物的企圖，並為他人界定可以想的範圍和該怎麼想的方式。在這種情況下，語言變成「是什麼」和「不是什麼」、「要什麼」和「不要什麼」、「可以什麼」和「不可以什麼」、「應該什麼」和「不應該什麼」以及「可能什麼」和「不可能什麼」等意義的儲藏之所和表演舞台。但這種意義下的「意義」，卻常讓人感覺乏味無聊，或壓力重重。</text:span></text:p>
      <text:p text:style-name="P2"><text:span text:style-name="T1">多數情況下，語言明明是強權者的武器，但單純、天真的聽話者或受教者卻常常誤解、上當，以為意義可以是一種與他人權力或誰的慾望無關的「純粹之物」（現代人，或說，某些「理性之人」的最大妄想之一就是：我們以為說話時離被說之物越遠就越能接近它們。）表面上，我們好像可以在某種距離外，大談特談「客觀」。但其實，多數人經常只是假客觀之名，暗中訴說自己的各種私人情緒和慾望。我們或許該慶幸，被說之物（可能）沒有聽覺，或者很有耐心。要是它們也和我們這些「客觀」之人一樣充滿情緒，恐怕它們會暴跳如雷地對我們大聲抗議。指控我們誤解了它們，或者匡騙了別人。</text:span></text:p>
      <text:p text:style-name="P2"><text:span text:style-name="T1">但弔詭的是，說謊和誤解卻又是語言的必要之惡。</text:span></text:p>
      <text:p text:style-name="P2"><text:span text:style-name="T1">義大利的艾柯（Umberto Eco）說：語言的基本特徵就是：「除非撒謊，否則便沒有語言；除非誤用語言，否則也沒有語言。」這話並不是要推崇謊言或某種反智，它只是要我們注意語言極其模糊曖昧和說話條件越寬鬆就越能讓語言如詩、似歌的那一面。假設說，「真正的」宇宙一共有六萬萬億顆星體。一個諸如妳、我之類的普通人在曠野或公寓頂上抬頭仰望星空，然後脫口而出：「我們的宇宙真是廣漠、浩大啊！」這樣的驚嘆語。但眼前引起她感動的閃閃星點不過寥寥幾百顆。難道，我們可以據此懷疑她說的那個宇宙和「真正的」宇宙毫無關係？難道我們會因此聽不懂她對我們說了什麼？</text:span></text:p>
      <text:p text:style-name="P2"><text:span text:style-name="T1">無論我們如何正直，或者，如何想要追求正直，在說話這件事上，恐怕都難逃撒謊和誤解的折磨。否則，我們根本就沒法表達和理解。</text:span></text:p>
      <text:p text:style-name="P2"><text:span text:style-name="T1">如果語言不在了，「人的世界」也就不在了。到時，靈魂也可能不在了。啞口無言當然可能產生另一種美感，但到時，美感又該用何物感受、承載？詩、歌又要如何進行？</text:span></text:p>
      <text:p text:style-name="P2"><text:span text:style-name="T1">有人說話「出問題」，往往不是因為他「真的」說錯了什麼，而只是因為聽話者拒絕參與或包容他人的說謊和誤解。或者說，聽話者拒絕當一名詩人。但反過來說，有些人的「訓話」也真的很難被讀成一首詩。</text:span></text:p>
      <text:p text:style-name="P2"><text:span text:style-name="T1">語言充滿工具意圖、處處暗含指導規則，像所有自由的遊戲其實根本就缺少自由一般。開口說話時，我們，要嘛，得無條件照辦各種說話規則和說話用途（問題是，誰定的規則？誰限制的用途？），要嘛，得盡一切可能寬容他人無止盡的謊言和允許自己不斷陷入各種不明就裡的誤解，否則，語言必然變成一本無人能懂的巨大天書，或變成一場爛泥攪和的摔角大賽。</text:span></text:p>
      <text:p text:style-name="P2"><text:span text:style-name="T1">看來，說話這件事，挺艱難、挺壓抑的，不是嗎？<text:line-break/></text:span></text:p>
      <text:p text:style-name="P1"><text:span text:style-name="T1">仔仔 | 2007.02.03 17:41 | </text:span><text:span text:style-name="T2">#</text:span></text:p>
      <text:p text:style-name="P3"><text:span text:style-name="T1">說老實話好了，其實人間福報我平常在學校，因時間因素我通常只看國際和宗教版。很少看其他的。還有一件事，以色列政府不是已經把加薩走廊的屯墾區都拆了嗎？為何本網的地圖裡還有顯示屯墾區呢？是找不到其他的地圖嗎？<text:line-break/>最後一件事，我是高中生！</text:span></text:p>
      <text:p text:style-name="P1"><text:span text:style-name="T1">陳真 | 2007.02.03 13:43 | </text:span><text:span text:style-name="T2">#</text:span></text:p>
      <text:p text:style-name="P2"><text:span text:style-name="T1">仔仔自從以國中生身份出現這版面上,便以指導者姿態頻頻訓話,訓話是一種美德,可惜卻缺乏訓話應有的素質與能力. 比方說,當我說 "以 '只有一頁' 政治版為標榜有愚民之嫌",這時候,這句話跟它指的是哪個報社一點關係也沒有,跟我是否親自閱讀過那份報紙更是毫無半點關係不是嗎? 這道理會很難懂嗎?</text:span></text:p>
      <text:p text:style-name="P2"><text:span text:style-name="T1">比方說,甲說,郭台銘很偉大喔,他有五百億財產耶. 這時乙唱反調說,以擁有財富為標榜是可笑的.這時甲卻很激動地反駁說: 你為什麼那麼激動? 你認識郭台銘嗎? 我建議你去跟他認識,你就會知道他很偉大.</text:span></text:p>
      <text:p text:style-name="P2"><text:span text:style-name="T1">這時我們只能說,甲需要一種教育,他應該先學會最基本的思考,再來指導他人也不遲.</text:span></text:p>
      <text:p text:style-name="P2"><text:span text:style-name="T1">我們完全不需要認識郭台銘才能提出 "財富非偉大的指標" 那樣一種宣稱不是嗎?</text:span></text:p>
      <text:p text:style-name="P2"><text:span text:style-name="T1">吸收很多資訊是很傻的,重要的不是吸收,而是理解,而理解是一種能力,它並不是依靠吸收很多資訊或很多 "乾淨" 的資訊來培養. 再說,沒有一種資訊是乾淨的(我是說沒有一種資訊不帶立場),就好像沒有一種顏色是透明的.</text:span></text:p>
      <text:p text:style-name="P1"><text:span text:style-name="T1">陳真 | 2007.02.03 13:23 | </text:span><text:span text:style-name="T2">#</text:span></text:p>
      <text:p text:style-name="P3"><text:span text:style-name="T1">仔仔先生別激動,意見不同不是很正常嗎?</text:span></text:p>
      <text:p text:style-name="P3"><text:span text:style-name="T1">福報我有看啊,一頁當然不代表愚民,但強調它只有一頁政治版,以 "只有一頁" 做為一種標榜,一種 "乾淨", 一種優點,那就有愚民之嫌. 眾人的一切生活全是政治,"去" 政治是愚蠢的.</text:span></text:p>
      <text:p text:style-name="P3"><text:span text:style-name="T1">至於只敘述不評論,我想那純粹癡愚妄念自欺欺人,天底下不可能存在這樣的媒體,"不可能" 並不是因為它是一種達不到的理想,而是因為它既非理想而是妄想,而且概念上邏輯上純粹不可能做到.</text:span></text:p>
      <text:p text:style-name="P3"><text:span text:style-name="T1">台灣媒體的問題又豈是在於評論太多? 正好相反,你很難在台灣各種媒體看到評論,除非我們把三姑六婆八卦男人的口舌也視為一種評論.可是,八卦跟評論畢竟完全是兩回事.</text:span></text:p>
      <text:p text:style-name="P3"><text:span text:style-name="T1">我最愛的 WSWS,不但全部是評論,而且不只一頁,從頭到尾全是政治,但它卻是我所見最好的媒體之一. 說什麼只敘述不評論,說什麼 "只有" 一頁政治喔,那是很傻的.</text:span></text:p>
      <text:p text:style-name="P1"><text:span text:style-name="T1">活動消息: 倫敦朋友請注意 | 2007.02.03 10:08 | </text:span><text:span text:style-name="T2">#</text:span></text:p>
      <text:p text:style-name="P2"><text:span text:style-name="T1">SOAS Palestine Society<text:line-break/>Presents:Israeli Apartheid Week</text:span></text:p>
      <text:p text:style-name="P2"><text:span text:style-name="T1">February 12 – February 15, 2007</text:span></text:p>
      <text:p text:style-name="P2"><text:span text:style-name="T1">Day One<text:line-break/>Monday February 12, 2007<text:line-break/>Khalili Lecture Theatre,6:00 pm</text:span></text:p>
      <text:p text:style-name="P2"><text:span text:style-name="T1">Historical Roots of Apartheid</text:span></text:p>
      <text:p text:style-name="P2"><text:span text:style-name="T1">Chair: Dr. Laleh Khalili<text:line-break/>Lecturer in the Politics of the Middle East, Department of Politics and International Studies, School of Oriental and African Studies, Univ. of London, UK</text:span></text:p>
      <text:p text:style-name="P2"><text:span text:style-name="T1">European Racism and it’s Magic Mirror: Israeli Apartheid</text:span></text:p>
      <text:p text:style-name="P2"><text:span text:style-name="T1">Speaker: Yitzhak Laor<text:line-break/>Novelist, regular contributor to the New Left Review and editor of Mita’am, A Review of Literature and Radical Thought</text:span></text:p>
      <text:p text:style-name="P2"><text:span text:style-name="T1">Day Two<text:line-break/>Tuesday February 13, 2007<text:line-break/>Khalili Lecture Theatre 6:00 pm</text:span></text:p>
      <text:p text:style-name="P2"><text:span text:style-name="T1">Normalizing Apartheid<text:line-break/>6:00-7pm</text:span></text:p>
      <text:p text:style-name="P2"><text:span text:style-name="T1">Israel, the Mask of Democracy</text:span></text:p>
      <text:p text:style-name="P2"><text:span text:style-name="T1">Speaker: Jonathan Cook<text:line-break/>A former staff journalist of the Guardian and Observer newspapers. He has also written to The Times, Le Monde diplomatique, International Herald Tribune, Al-Ahram Weekly. Author of Blood and Religion: The Unmasking of the Jewish and Democratic State</text:span></text:p>
      <text:p text:style-name="P2"><text:span text:style-name="T1">Followed by 7:00-8:30 pm</text:span></text:p>
      <text:p text:style-name="P2"><text:span text:style-name="T1">Construction of Double Standard Humanity through Cultural Representation; Zionism, Israeli Media and Rationalising Racist Consciousness.</text:span></text:p>
      <text:p text:style-name="P2"><text:span text:style-name="T1">Speaker: Eyal Sivan<text:line-break/>Filmmaker and writer, films include Route 181 co-directed with Michel Khleifi and Izkor: Slaves of Memory. Lecturer at Sapir Academic College.</text:span></text:p>
      <text:p text:style-name="P2"><text:span text:style-name="T1">Day Three:<text:line-break/>Wednesday February 14, 2007<text:line-break/>Venue: G2 07:00 pm</text:span></text:p>
      <text:p text:style-name="P2"><text:span text:style-name="T1">Apartheid within 1948 Palestine</text:span></text:p>
      <text:p text:style-name="P2"><text:span text:style-name="T1">Chair: Dr. Laleh Khalili<text:line-break/>Lecturer in the Politics of the Middle East, Department of Politics and International Studies, School of Oriental and African Studies, Univ. of London, UK</text:span></text:p>
      <text:p text:style-name="P2"><text:span text:style-name="T1">Worlds Apart: Apartheid and the Palestinian Citizens</text:span></text:p>
      <text:p text:style-name="P2"><text:span text:style-name="T1">Speaker: Nadim Rouhana<text:line-break/>Founding Director, Mada al-Carmel: Arab Centre for Applied Social Research. Professor of Conflict Studies, George Mason University.</text:span></text:p>
      <text:p text:style-name="P2"><text:span text:style-name="T1">De-Arabization of Land and De-Arabization of Jews.</text:span></text:p>
      <text:p text:style-name="P2"><text:span text:style-name="T1">Speaker: Amnon Raz-Krakotzkin<text:line-break/>Professor of History, Ben Gurion University</text:span></text:p>
      <text:p text:style-name="P2"><text:span text:style-name="T1">Day Four:<text:line-break/>Thursday February 15, 2007<text:line-break/>Venue: G2 07:00 pm</text:span></text:p>
      <text:p text:style-name="P2"><text:span text:style-name="T1">Is One State an End to Apartheid?</text:span></text:p>
      <text:p text:style-name="P2"><text:span text:style-name="T1">Chair: M. Hazzan<text:line-break/>LLM student at UCL, Human Rights Lawyer and former lecturer at Hebrew University.</text:span></text:p>
      <text:p text:style-name="P2"><text:span text:style-name="T1">Talk: Apartheid Practices in WB and Gaza; Questions for the Future</text:span></text:p>
      <text:p text:style-name="P2"><text:span text:style-name="T1">Speaker: Toufic Haddad<text:line-break/>Activist, former co-founder, editor of Between the Lines, and co-author of forthcoming book Between the Lines: Israel, the Palestinians and the U.S War on Terror.</text:span></text:p>
      <text:p text:style-name="P2"><text:span text:style-name="T1">SOAS Palestine Society<text:line-break/>Thornhaugh Street<text:line-break/>Russell Square, London<text:line-break/>WC1H 0XG<text:line-break/>Email:palsoc@soas.ac.uk<text:line-break/>www.palestinesociety.org</text:span></text:p>
      <text:p text:style-name="P1"><text:span text:style-name="T1">仔仔 | 2007.02.02 11:20 | </text:span><text:span text:style-name="T2">#</text:span></text:p>
      <text:p text:style-name="P3"><text:span text:style-name="T1">順便一提，如果要找巴勒斯坦更多的資訊的話，維基百科上就有許多了。<text:line-break/>網址在這：http://en.wikipedia.org/wiki/Palestine，不過是英文的，如果有善心人願意翻譯的的話那就太好了。當然也有中文版的不過資訊比較簡陋。</text:span></text:p>
      <text:p text:style-name="P1"><text:span text:style-name="T1">仔仔 | 2007.02.02 11:09 | </text:span><text:span text:style-name="T2">#</text:span></text:p>
      <text:p text:style-name="P2"><text:span text:style-name="T1">我不太清楚為何陳真先生對我文章的回應那麼激烈﹝就我個人觀點而言﹞不過我想可能是我那篇文章沒有清楚表達我的意思。我那篇文章主要是回應學姊所謂在電視上看不到半點國際新聞，因為我的興趣剛好就是看國際新聞，所以所以才順便介紹些比較有國際新聞的媒體。<text:line-break/>對於所謂台灣觀點說實在我也不太清楚它的意思，如果真要說的話應該是它對大陸的報導大多是負面的﹝像打壓言論自由，貧富不均、在外交上壓迫台灣﹞應該是這些。其實我至所以介紹它，那是因為它是我目前所之唯一專門報導國際新聞的雜誌<text:line-break/>，它的內容也整理的不錯，大概看一本就可以知上個月世界發生了什麼事。當然如果你想知道更多的話在上網找資料，只是一般人可能只是想知道個大概，而且網路上的資料也太豐富了讓人不知如何選擇，也沒時間。<text:line-break/>對於先生對人間福報的反應，我在猜先生可能從來沒有閱讀過它。它政治新聞只有一頁不代表愚民，那是因為他的編排方式和其他報不太一樣，至於無黨派立場的意思是他的政治新聞大多只敘述不多作評論。其實我最欣賞它的地方在於它的編輯方式通常是簡潔﹝他一份只有四大張，﹞，但一看大概就可以知道今天發生什麼事，對於我這種很愛看新聞但時間又不多而且老覺得那四大報有很多是多餘的﹝如影劇版﹞的人，這是一種不錯的選擇。因為我在此的的說明，說實在也不太清楚。所以我對先生的建議是至少去7-11買一份從頭到尾閱讀一遍。如果您還是覺得它不好的話，那我也沒話說。<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